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rror2c" table:style-name="ta1">
        <table:shapes>
          <draw:frame draw:z-index="0" draw:style-name="gr1" draw:text-style-name="P1" svg:width="453.17pt" svg:height="255.23pt" svg:x="514.8pt" svg:y="58.73pt">
            <loext:p draw:notify-on-update-of-ranges="rerror2c.A2:rerror2c.A201 rerror2c.B2:rerror2c.B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39.77pt" svg:y="132.52pt">
            <loext:p draw:notify-on-update-of-ranges="rerror2c.E2:rerror2c.E18 rerror2c.F2:rerror2c.F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Low=</text:p>
          </table:table-cell>
          <table:table-cell office:value-type="string" calcext:value-type="string">
            <text:p>High=</text:p>
          </table:table-cell>
          <table:table-cell office:value-type="string" calcext:value-type="string">
            <text:p>Precs=</text:p>
          </table:table-cell>
          <table:table-cell table:number-columns-repeated="3"/>
        </table:table-row>
        <table:table-row table:style-name="ro1">
          <table:table-cell office:value-type="float" office:value="1.40246" calcext:value-type="float">
            <text:p>1.402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96" calcext:value-type="float">
            <text:p>1.796</text:p>
          </table:table-cell>
          <table:table-cell office:value-type="float" office:value="0.21912" calcext:value-type="float">
            <text:p>0.21912</text:p>
          </table:table-cell>
          <table:table-cell table:number-columns-repeated="2"/>
          <table:table-cell office:value-type="float" office:value="15.25" calcext:value-type="float">
            <text:p>15.25</text:p>
          </table:table-cell>
          <table:table-cell office:value-type="float" office:value="0.31148" calcext:value-type="float">
            <text:p>0.31148</text:p>
          </table:table-cell>
        </table:table-row>
        <table:table-row table:style-name="ro1">
          <table:table-cell office:value-type="float" office:value="2.18079" calcext:value-type="float">
            <text:p>2.18079</text:p>
          </table:table-cell>
          <table:table-cell office:value-type="float" office:value="0.17644" calcext:value-type="float">
            <text:p>0.17644</text:p>
          </table:table-cell>
          <table:table-cell table:number-columns-repeated="2"/>
          <table:table-cell office:value-type="float" office:value="17.625" calcext:value-type="float">
            <text:p>17.625</text:p>
          </table:table-cell>
          <table:table-cell office:value-type="float" office:value="0.13475" calcext:value-type="float">
            <text:p>0.13475</text:p>
          </table:table-cell>
        </table:table-row>
        <table:table-row table:style-name="ro1">
          <table:table-cell office:value-type="float" office:value="2.557" calcext:value-type="float">
            <text:p>2.557</text:p>
          </table:table-cell>
          <table:table-cell office:value-type="float" office:value="0.14713" calcext:value-type="float">
            <text:p>0.14713</text:p>
          </table:table-cell>
          <table:table-cell table:number-columns-repeated="2"/>
          <table:table-cell office:value-type="float" office:value="16.4375" calcext:value-type="float">
            <text:p>16.4375</text:p>
          </table:table-cell>
          <table:table-cell office:value-type="float" office:value="0.07224" calcext:value-type="float">
            <text:p>0.07224</text:p>
          </table:table-cell>
        </table:table-row>
        <table:table-row table:style-name="ro1">
          <table:table-cell office:value-type="float" office:value="2.92481" calcext:value-type="float">
            <text:p>2.92481</text:p>
          </table:table-cell>
          <table:table-cell office:value-type="float" office:value="0.12575" calcext:value-type="float">
            <text:p>0.12575</text:p>
          </table:table-cell>
          <table:table-cell table:number-columns-repeated="2"/>
          <table:table-cell office:value-type="float" office:value="15.84375" calcext:value-type="float">
            <text:p>15.84375</text:p>
          </table:table-cell>
          <table:table-cell office:value-type="float" office:value="0.03748" calcext:value-type="float">
            <text:p>0.03748</text:p>
          </table:table-cell>
        </table:table-row>
        <table:table-row table:style-name="ro1">
          <table:table-cell office:value-type="float" office:value="3.28437" calcext:value-type="float">
            <text:p>3.28437</text:p>
          </table:table-cell>
          <table:table-cell office:value-type="float" office:value="0.10948" calcext:value-type="float">
            <text:p>0.10948</text:p>
          </table:table-cell>
          <table:table-cell table:number-columns-repeated="2"/>
          <table:table-cell office:value-type="float" office:value="16.14062" calcext:value-type="float">
            <text:p>16.14062</text:p>
          </table:table-cell>
          <table:table-cell office:value-type="float" office:value="0.01839" calcext:value-type="float">
            <text:p>0.01839</text:p>
          </table:table-cell>
        </table:table-row>
        <table:table-row table:style-name="ro1">
          <table:table-cell office:value-type="float" office:value="3.63585" calcext:value-type="float">
            <text:p>3.63585</text:p>
          </table:table-cell>
          <table:table-cell office:value-type="float" office:value="0.09667" calcext:value-type="float">
            <text:p>0.09667</text:p>
          </table:table-cell>
          <table:table-cell table:number-columns-repeated="2"/>
          <table:table-cell office:value-type="float" office:value="15.99219" calcext:value-type="float">
            <text:p>15.99219</text:p>
          </table:table-cell>
          <table:table-cell office:value-type="float" office:value="0.00928" calcext:value-type="float">
            <text:p>0.00928</text:p>
          </table:table-cell>
        </table:table-row>
        <table:table-row table:style-name="ro1">
          <table:table-cell office:value-type="float" office:value="3.9794" calcext:value-type="float">
            <text:p>3.9794</text:p>
          </table:table-cell>
          <table:table-cell office:value-type="float" office:value="0.08633" calcext:value-type="float">
            <text:p>0.08633</text:p>
          </table:table-cell>
          <table:table-cell table:number-columns-repeated="2"/>
          <table:table-cell office:value-type="float" office:value="15.91797" calcext:value-type="float">
            <text:p>15.91797</text:p>
          </table:table-cell>
          <table:table-cell office:value-type="float" office:value="0.00466" calcext:value-type="float">
            <text:p>0.00466</text:p>
          </table:table-cell>
        </table:table-row>
        <table:table-row table:style-name="ro1">
          <table:table-cell office:value-type="float" office:value="4.31518" calcext:value-type="float">
            <text:p>4.31518</text:p>
          </table:table-cell>
          <table:table-cell office:value-type="float" office:value="0.07781" calcext:value-type="float">
            <text:p>0.07781</text:p>
          </table:table-cell>
          <table:table-cell table:number-columns-repeated="2"/>
          <table:table-cell office:value-type="float" office:value="15.95508" calcext:value-type="float">
            <text:p>15.95508</text:p>
          </table:table-cell>
          <table:table-cell office:value-type="float" office:value="0.00233" calcext:value-type="float">
            <text:p>0.00233</text:p>
          </table:table-cell>
        </table:table-row>
        <table:table-row table:style-name="ro1">
          <table:table-cell office:value-type="float" office:value="4.64333" calcext:value-type="float">
            <text:p>4.64333</text:p>
          </table:table-cell>
          <table:table-cell office:value-type="float" office:value="0.07067" calcext:value-type="float">
            <text:p>0.07067</text:p>
          </table:table-cell>
          <table:table-cell table:number-columns-repeated="2"/>
          <table:table-cell office:value-type="float" office:value="15.93652" calcext:value-type="float">
            <text:p>15.93652</text:p>
          </table:table-cell>
          <table:table-cell office:value-type="float" office:value="0.00116" calcext:value-type="float">
            <text:p>0.00116</text:p>
          </table:table-cell>
        </table:table-row>
        <table:table-row table:style-name="ro1">
          <table:table-cell office:value-type="float" office:value="4.96401" calcext:value-type="float">
            <text:p>4.96401</text:p>
          </table:table-cell>
          <table:table-cell office:value-type="float" office:value="0.0646" calcext:value-type="float">
            <text:p>0.0646</text:p>
          </table:table-cell>
          <table:table-cell table:number-columns-repeated="2"/>
          <table:table-cell office:value-type="float" office:value="15.92725" calcext:value-type="float">
            <text:p>15.92725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float" office:value="5.27735" calcext:value-type="float">
            <text:p>5.27735</text:p>
          </table:table-cell>
          <table:table-cell office:value-type="float" office:value="0.05937" calcext:value-type="float">
            <text:p>0.05937</text:p>
          </table:table-cell>
          <table:table-cell table:number-columns-repeated="2"/>
          <table:table-cell office:value-type="float" office:value="15.92261" calcext:value-type="float">
            <text:p>15.92261</text:p>
          </table:table-cell>
          <table:table-cell office:value-type="float" office:value="0.00029" calcext:value-type="float">
            <text:p>0.00029</text:p>
          </table:table-cell>
        </table:table-row>
        <table:table-row table:style-name="ro1">
          <table:table-cell office:value-type="float" office:value="5.58349" calcext:value-type="float">
            <text:p>5.58349</text:p>
          </table:table-cell>
          <table:table-cell office:value-type="float" office:value="0.05483" calcext:value-type="float">
            <text:p>0.05483</text:p>
          </table:table-cell>
          <table:table-cell table:number-columns-repeated="2"/>
          <table:table-cell office:value-type="float" office:value="15.92493" calcext:value-type="float">
            <text:p>15.92493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5.88258" calcext:value-type="float">
            <text:p>5.88258</text:p>
          </table:table-cell>
          <table:table-cell office:value-type="float" office:value="0.05084" calcext:value-type="float">
            <text:p>0.05084</text:p>
          </table:table-cell>
          <table:table-cell table:number-columns-repeated="2"/>
          <table:table-cell office:value-type="float" office:value="15.92377" calcext:value-type="float">
            <text:p>15.92377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office:value-type="float" office:value="6.17474" calcext:value-type="float">
            <text:p>6.17474</text:p>
          </table:table-cell>
          <table:table-cell office:value-type="float" office:value="0.04732" calcext:value-type="float">
            <text:p>0.04732</text:p>
          </table:table-cell>
          <table:table-cell table:number-columns-repeated="2"/>
          <table:table-cell office:value-type="float" office:value="15.92319" calcext:value-type="float">
            <text:p>15.92319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6.46011" calcext:value-type="float">
            <text:p>6.46011</text:p>
          </table:table-cell>
          <table:table-cell office:value-type="float" office:value="0.04417" calcext:value-type="float">
            <text:p>0.04417</text:p>
          </table:table-cell>
          <table:table-cell table:number-columns-repeated="2"/>
          <table:table-cell office:value-type="float" office:value="15.9229" calcext:value-type="float">
            <text:p>15.9229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6.73881" calcext:value-type="float">
            <text:p>6.73881</text:p>
          </table:table-cell>
          <table:table-cell office:value-type="float" office:value="0.04136" calcext:value-type="float">
            <text:p>0.04136</text:p>
          </table:table-cell>
          <table:table-cell table:number-columns-repeated="2"/>
          <table:table-cell office:value-type="float" office:value="15.92304" calcext:value-type="float">
            <text:p>15.92304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7.01096" calcext:value-type="float">
            <text:p>7.01096</text:p>
          </table:table-cell>
          <table:table-cell office:value-type="float" office:value="0.03882" calcext:value-type="float">
            <text:p>0.03882</text:p>
          </table:table-cell>
          <table:table-cell table:number-columns-repeated="4"/>
        </table:table-row>
        <table:table-row table:style-name="ro1">
          <table:table-cell office:value-type="float" office:value="7.27669" calcext:value-type="float">
            <text:p>7.27669</text:p>
          </table:table-cell>
          <table:table-cell office:value-type="float" office:value="0.03652" calcext:value-type="float">
            <text:p>0.03652</text:p>
          </table:table-cell>
          <table:table-cell table:number-columns-repeated="4"/>
        </table:table-row>
        <table:table-row table:style-name="ro1">
          <table:table-cell office:value-type="float" office:value="7.53612" calcext:value-type="float">
            <text:p>7.53612</text:p>
          </table:table-cell>
          <table:table-cell office:value-type="float" office:value="0.03442" calcext:value-type="float">
            <text:p>0.03442</text:p>
          </table:table-cell>
          <table:table-cell table:number-columns-repeated="4"/>
        </table:table-row>
        <table:table-row table:style-name="ro1">
          <table:table-cell office:value-type="float" office:value="7.78935" calcext:value-type="float">
            <text:p>7.78935</text:p>
          </table:table-cell>
          <table:table-cell office:value-type="float" office:value="0.03251" calcext:value-type="float">
            <text:p>0.03251</text:p>
          </table:table-cell>
          <table:table-cell table:number-columns-repeated="4"/>
        </table:table-row>
        <table:table-row table:style-name="ro1">
          <table:table-cell office:value-type="float" office:value="8.03652" calcext:value-type="float">
            <text:p>8.03652</text:p>
          </table:table-cell>
          <table:table-cell office:value-type="float" office:value="0.03076" calcext:value-type="float">
            <text:p>0.03076</text:p>
          </table:table-cell>
          <table:table-cell table:number-columns-repeated="4"/>
        </table:table-row>
        <table:table-row table:style-name="ro1">
          <table:table-cell office:value-type="float" office:value="8.27772" calcext:value-type="float">
            <text:p>8.27772</text:p>
          </table:table-cell>
          <table:table-cell office:value-type="float" office:value="0.02914" calcext:value-type="float">
            <text:p>0.02914</text:p>
          </table:table-cell>
          <table:table-cell table:number-columns-repeated="4"/>
        </table:table-row>
        <table:table-row table:style-name="ro1">
          <table:table-cell office:value-type="float" office:value="8.51307" calcext:value-type="float">
            <text:p>8.51307</text:p>
          </table:table-cell>
          <table:table-cell office:value-type="float" office:value="0.02765" calcext:value-type="float">
            <text:p>0.02765</text:p>
          </table:table-cell>
          <table:table-cell table:number-columns-repeated="4"/>
        </table:table-row>
        <table:table-row table:style-name="ro1">
          <table:table-cell office:value-type="float" office:value="8.74267" calcext:value-type="float">
            <text:p>8.74267</text:p>
          </table:table-cell>
          <table:table-cell office:value-type="float" office:value="0.02626" calcext:value-type="float">
            <text:p>0.02626</text:p>
          </table:table-cell>
          <table:table-cell table:number-columns-repeated="4"/>
        </table:table-row>
        <table:table-row table:style-name="ro1">
          <table:table-cell office:value-type="float" office:value="8.96663" calcext:value-type="float">
            <text:p>8.96663</text:p>
          </table:table-cell>
          <table:table-cell office:value-type="float" office:value="0.02498" calcext:value-type="float">
            <text:p>0.02498</text:p>
          </table:table-cell>
          <table:table-cell table:number-columns-repeated="4"/>
        </table:table-row>
        <table:table-row table:style-name="ro1">
          <table:table-cell office:value-type="float" office:value="9.18505" calcext:value-type="float">
            <text:p>9.18505</text:p>
          </table:table-cell>
          <table:table-cell office:value-type="float" office:value="0.02378" calcext:value-type="float">
            <text:p>0.02378</text:p>
          </table:table-cell>
          <table:table-cell table:number-columns-repeated="4"/>
        </table:table-row>
        <table:table-row table:style-name="ro1">
          <table:table-cell office:value-type="float" office:value="9.39803" calcext:value-type="float">
            <text:p>9.39803</text:p>
          </table:table-cell>
          <table:table-cell office:value-type="float" office:value="0.02266" calcext:value-type="float">
            <text:p>0.02266</text:p>
          </table:table-cell>
          <table:table-cell table:number-columns-repeated="4"/>
        </table:table-row>
        <table:table-row table:style-name="ro1">
          <table:table-cell office:value-type="float" office:value="9.60566" calcext:value-type="float">
            <text:p>9.60566</text:p>
          </table:table-cell>
          <table:table-cell office:value-type="float" office:value="0.02162" calcext:value-type="float">
            <text:p>0.02162</text:p>
          </table:table-cell>
          <table:table-cell table:number-columns-repeated="4"/>
        </table:table-row>
        <table:table-row table:style-name="ro1">
          <table:table-cell office:value-type="float" office:value="9.80805" calcext:value-type="float">
            <text:p>9.80805</text:p>
          </table:table-cell>
          <table:table-cell office:value-type="float" office:value="0.02064" calcext:value-type="float">
            <text:p>0.02064</text:p>
          </table:table-cell>
          <table:table-cell table:number-columns-repeated="4"/>
        </table:table-row>
        <table:table-row table:style-name="ro1">
          <table:table-cell office:value-type="float" office:value="10.00529" calcext:value-type="float">
            <text:p>10.00529</text:p>
          </table:table-cell>
          <table:table-cell office:value-type="float" office:value="0.01971" calcext:value-type="float">
            <text:p>0.01971</text:p>
          </table:table-cell>
          <table:table-cell table:number-columns-repeated="4"/>
        </table:table-row>
        <table:table-row table:style-name="ro1">
          <table:table-cell office:value-type="float" office:value="10.19748" calcext:value-type="float">
            <text:p>10.19748</text:p>
          </table:table-cell>
          <table:table-cell office:value-type="float" office:value="0.01885" calcext:value-type="float">
            <text:p>0.01885</text:p>
          </table:table-cell>
          <table:table-cell table:number-columns-repeated="4"/>
        </table:table-row>
        <table:table-row table:style-name="ro1">
          <table:table-cell office:value-type="float" office:value="10.38469" calcext:value-type="float">
            <text:p>10.38469</text:p>
          </table:table-cell>
          <table:table-cell office:value-type="float" office:value="0.01803" calcext:value-type="float">
            <text:p>0.01803</text:p>
          </table:table-cell>
          <table:table-cell table:number-columns-repeated="4"/>
        </table:table-row>
        <table:table-row table:style-name="ro1">
          <table:table-cell office:value-type="float" office:value="10.56703" calcext:value-type="float">
            <text:p>10.56703</text:p>
          </table:table-cell>
          <table:table-cell office:value-type="float" office:value="0.01726" calcext:value-type="float">
            <text:p>0.01726</text:p>
          </table:table-cell>
          <table:table-cell table:number-columns-repeated="4"/>
        </table:table-row>
        <table:table-row table:style-name="ro1">
          <table:table-cell office:value-type="float" office:value="10.74458" calcext:value-type="float">
            <text:p>10.74458</text:p>
          </table:table-cell>
          <table:table-cell office:value-type="float" office:value="0.01652" calcext:value-type="float">
            <text:p>0.01652</text:p>
          </table:table-cell>
          <table:table-cell table:number-columns-repeated="4"/>
        </table:table-row>
        <table:table-row table:style-name="ro1">
          <table:table-cell office:value-type="float" office:value="10.91744" calcext:value-type="float">
            <text:p>10.91744</text:p>
          </table:table-cell>
          <table:table-cell office:value-type="float" office:value="0.01583" calcext:value-type="float">
            <text:p>0.01583</text:p>
          </table:table-cell>
          <table:table-cell table:number-columns-repeated="4"/>
        </table:table-row>
        <table:table-row table:style-name="ro1">
          <table:table-cell office:value-type="float" office:value="11.08567" calcext:value-type="float">
            <text:p>11.08567</text:p>
          </table:table-cell>
          <table:table-cell office:value-type="float" office:value="0.01518" calcext:value-type="float">
            <text:p>0.01518</text:p>
          </table:table-cell>
          <table:table-cell table:number-columns-repeated="4"/>
        </table:table-row>
        <table:table-row table:style-name="ro1">
          <table:table-cell office:value-type="float" office:value="11.24938" calcext:value-type="float">
            <text:p>11.24938</text:p>
          </table:table-cell>
          <table:table-cell office:value-type="float" office:value="0.01455" calcext:value-type="float">
            <text:p>0.01455</text:p>
          </table:table-cell>
          <table:table-cell table:number-columns-repeated="4"/>
        </table:table-row>
        <table:table-row table:style-name="ro1">
          <table:table-cell office:value-type="float" office:value="11.40864" calcext:value-type="float">
            <text:p>11.40864</text:p>
          </table:table-cell>
          <table:table-cell office:value-type="float" office:value="0.01396" calcext:value-type="float">
            <text:p>0.01396</text:p>
          </table:table-cell>
          <table:table-cell table:number-columns-repeated="4"/>
        </table:table-row>
        <table:table-row table:style-name="ro1">
          <table:table-cell office:value-type="float" office:value="11.56353" calcext:value-type="float">
            <text:p>11.56353</text:p>
          </table:table-cell>
          <table:table-cell office:value-type="float" office:value="0.01339" calcext:value-type="float">
            <text:p>0.01339</text:p>
          </table:table-cell>
          <table:table-cell table:number-columns-repeated="4"/>
        </table:table-row>
        <table:table-row table:style-name="ro1">
          <table:table-cell office:value-type="float" office:value="11.71414" calcext:value-type="float">
            <text:p>11.71414</text:p>
          </table:table-cell>
          <table:table-cell office:value-type="float" office:value="0.01286" calcext:value-type="float">
            <text:p>0.01286</text:p>
          </table:table-cell>
          <table:table-cell table:number-columns-repeated="4"/>
        </table:table-row>
        <table:table-row table:style-name="ro1">
          <table:table-cell office:value-type="float" office:value="11.86054" calcext:value-type="float">
            <text:p>11.86054</text:p>
          </table:table-cell>
          <table:table-cell office:value-type="float" office:value="0.01234" calcext:value-type="float">
            <text:p>0.01234</text:p>
          </table:table-cell>
          <table:table-cell table:number-columns-repeated="4"/>
        </table:table-row>
        <table:table-row table:style-name="ro1">
          <table:table-cell office:value-type="float" office:value="12.00282" calcext:value-type="float">
            <text:p>12.00282</text:p>
          </table:table-cell>
          <table:table-cell office:value-type="float" office:value="0.01185" calcext:value-type="float">
            <text:p>0.01185</text:p>
          </table:table-cell>
          <table:table-cell table:number-columns-repeated="4"/>
        </table:table-row>
        <table:table-row table:style-name="ro1">
          <table:table-cell office:value-type="float" office:value="12.14106" calcext:value-type="float">
            <text:p>12.14106</text:p>
          </table:table-cell>
          <table:table-cell office:value-type="float" office:value="0.01139" calcext:value-type="float">
            <text:p>0.01139</text:p>
          </table:table-cell>
          <table:table-cell table:number-columns-repeated="4"/>
        </table:table-row>
        <table:table-row table:style-name="ro1">
          <table:table-cell office:value-type="float" office:value="12.27532" calcext:value-type="float">
            <text:p>12.27532</text:p>
          </table:table-cell>
          <table:table-cell office:value-type="float" office:value="0.01094" calcext:value-type="float">
            <text:p>0.01094</text:p>
          </table:table-cell>
          <table:table-cell table:number-columns-repeated="4"/>
        </table:table-row>
        <table:table-row table:style-name="ro1">
          <table:table-cell office:value-type="float" office:value="12.40569" calcext:value-type="float">
            <text:p>12.40569</text:p>
          </table:table-cell>
          <table:table-cell office:value-type="float" office:value="0.01051" calcext:value-type="float">
            <text:p>0.01051</text:p>
          </table:table-cell>
          <table:table-cell table:number-columns-repeated="4"/>
        </table:table-row>
        <table:table-row table:style-name="ro1">
          <table:table-cell office:value-type="float" office:value="12.53225" calcext:value-type="float">
            <text:p>12.53225</text:p>
          </table:table-cell>
          <table:table-cell office:value-type="float" office:value="0.0101" calcext:value-type="float">
            <text:p>0.0101</text:p>
          </table:table-cell>
          <table:table-cell table:number-columns-repeated="4"/>
        </table:table-row>
        <table:table-row table:style-name="ro1">
          <table:table-cell office:value-type="float" office:value="12.65507" calcext:value-type="float">
            <text:p>12.65507</text:p>
          </table:table-cell>
          <table:table-cell office:value-type="float" office:value="0.0097" calcext:value-type="float">
            <text:p>0.0097</text:p>
          </table:table-cell>
          <table:table-cell table:number-columns-repeated="4"/>
        </table:table-row>
        <table:table-row table:style-name="ro1">
          <table:table-cell office:value-type="float" office:value="12.77422" calcext:value-type="float">
            <text:p>12.77422</text:p>
          </table:table-cell>
          <table:table-cell office:value-type="float" office:value="0.00933" calcext:value-type="float">
            <text:p>0.00933</text:p>
          </table:table-cell>
          <table:table-cell table:number-columns-repeated="4"/>
        </table:table-row>
        <table:table-row table:style-name="ro1">
          <table:table-cell office:value-type="float" office:value="12.88978" calcext:value-type="float">
            <text:p>12.88978</text:p>
          </table:table-cell>
          <table:table-cell office:value-type="float" office:value="0.00897" calcext:value-type="float">
            <text:p>0.00897</text:p>
          </table:table-cell>
          <table:table-cell table:number-columns-repeated="4"/>
        </table:table-row>
        <table:table-row table:style-name="ro1">
          <table:table-cell office:value-type="float" office:value="13.00182" calcext:value-type="float">
            <text:p>13.00182</text:p>
          </table:table-cell>
          <table:table-cell office:value-type="float" office:value="0.00862" calcext:value-type="float">
            <text:p>0.00862</text:p>
          </table:table-cell>
          <table:table-cell table:number-columns-repeated="4"/>
        </table:table-row>
        <table:table-row table:style-name="ro1">
          <table:table-cell office:value-type="float" office:value="13.11042" calcext:value-type="float">
            <text:p>13.11042</text:p>
          </table:table-cell>
          <table:table-cell office:value-type="float" office:value="0.00828" calcext:value-type="float">
            <text:p>0.00828</text:p>
          </table:table-cell>
          <table:table-cell table:number-columns-repeated="4"/>
        </table:table-row>
        <table:table-row table:style-name="ro1">
          <table:table-cell office:value-type="float" office:value="13.21565" calcext:value-type="float">
            <text:p>13.21565</text:p>
          </table:table-cell>
          <table:table-cell office:value-type="float" office:value="0.00796" calcext:value-type="float">
            <text:p>0.00796</text:p>
          </table:table-cell>
          <table:table-cell table:number-columns-repeated="4"/>
        </table:table-row>
        <table:table-row table:style-name="ro1">
          <table:table-cell office:value-type="float" office:value="13.31758" calcext:value-type="float">
            <text:p>13.31758</text:p>
          </table:table-cell>
          <table:table-cell office:value-type="float" office:value="0.00765" calcext:value-type="float">
            <text:p>0.00765</text:p>
          </table:table-cell>
          <table:table-cell table:number-columns-repeated="4"/>
        </table:table-row>
        <table:table-row table:style-name="ro1">
          <table:table-cell office:value-type="float" office:value="13.41628" calcext:value-type="float">
            <text:p>13.41628</text:p>
          </table:table-cell>
          <table:table-cell office:value-type="float" office:value="0.00736" calcext:value-type="float">
            <text:p>0.00736</text:p>
          </table:table-cell>
          <table:table-cell table:number-columns-repeated="4"/>
        </table:table-row>
        <table:table-row table:style-name="ro1">
          <table:table-cell office:value-type="float" office:value="13.51182" calcext:value-type="float">
            <text:p>13.51182</text:p>
          </table:table-cell>
          <table:table-cell office:value-type="float" office:value="0.00707" calcext:value-type="float">
            <text:p>0.00707</text:p>
          </table:table-cell>
          <table:table-cell table:number-columns-repeated="4"/>
        </table:table-row>
        <table:table-row table:style-name="ro1">
          <table:table-cell office:value-type="float" office:value="13.60428" calcext:value-type="float">
            <text:p>13.60428</text:p>
          </table:table-cell>
          <table:table-cell office:value-type="float" office:value="0.0068" calcext:value-type="float">
            <text:p>0.0068</text:p>
          </table:table-cell>
          <table:table-cell table:number-columns-repeated="4"/>
        </table:table-row>
        <table:table-row table:style-name="ro1">
          <table:table-cell office:value-type="float" office:value="13.69373" calcext:value-type="float">
            <text:p>13.69373</text:p>
          </table:table-cell>
          <table:table-cell office:value-type="float" office:value="0.00653" calcext:value-type="float">
            <text:p>0.00653</text:p>
          </table:table-cell>
          <table:table-cell table:number-columns-repeated="4"/>
        </table:table-row>
        <table:table-row table:style-name="ro1">
          <table:table-cell office:value-type="float" office:value="13.78023" calcext:value-type="float">
            <text:p>13.78023</text:p>
          </table:table-cell>
          <table:table-cell office:value-type="float" office:value="0.00628" calcext:value-type="float">
            <text:p>0.00628</text:p>
          </table:table-cell>
          <table:table-cell table:number-columns-repeated="4"/>
        </table:table-row>
        <table:table-row table:style-name="ro1">
          <table:table-cell office:value-type="float" office:value="13.86385" calcext:value-type="float">
            <text:p>13.86385</text:p>
          </table:table-cell>
          <table:table-cell office:value-type="float" office:value="0.00603" calcext:value-type="float">
            <text:p>0.00603</text:p>
          </table:table-cell>
          <table:table-cell table:number-columns-repeated="4"/>
        </table:table-row>
        <table:table-row table:style-name="ro1">
          <table:table-cell office:value-type="float" office:value="13.94467" calcext:value-type="float">
            <text:p>13.94467</text:p>
          </table:table-cell>
          <table:table-cell office:value-type="float" office:value="0.0058" calcext:value-type="float">
            <text:p>0.0058</text:p>
          </table:table-cell>
          <table:table-cell table:number-columns-repeated="4"/>
        </table:table-row>
        <table:table-row table:style-name="ro1">
          <table:table-cell office:value-type="float" office:value="14.02274" calcext:value-type="float">
            <text:p>14.02274</text:p>
          </table:table-cell>
          <table:table-cell office:value-type="float" office:value="0.00557" calcext:value-type="float">
            <text:p>0.00557</text:p>
          </table:table-cell>
          <table:table-cell table:number-columns-repeated="4"/>
        </table:table-row>
        <table:table-row table:style-name="ro1">
          <table:table-cell office:value-type="float" office:value="14.09815" calcext:value-type="float">
            <text:p>14.09815</text:p>
          </table:table-cell>
          <table:table-cell office:value-type="float" office:value="0.00535" calcext:value-type="float">
            <text:p>0.00535</text:p>
          </table:table-cell>
          <table:table-cell table:number-columns-repeated="4"/>
        </table:table-row>
        <table:table-row table:style-name="ro1">
          <table:table-cell office:value-type="float" office:value="14.17096" calcext:value-type="float">
            <text:p>14.17096</text:p>
          </table:table-cell>
          <table:table-cell office:value-type="float" office:value="0.00514" calcext:value-type="float">
            <text:p>0.00514</text:p>
          </table:table-cell>
          <table:table-cell table:number-columns-repeated="4"/>
        </table:table-row>
        <table:table-row table:style-name="ro1">
          <table:table-cell office:value-type="float" office:value="14.24122" calcext:value-type="float">
            <text:p>14.24122</text:p>
          </table:table-cell>
          <table:table-cell office:value-type="float" office:value="0.00493" calcext:value-type="float">
            <text:p>0.00493</text:p>
          </table:table-cell>
          <table:table-cell table:number-columns-repeated="4"/>
        </table:table-row>
        <table:table-row table:style-name="ro1">
          <table:table-cell office:value-type="float" office:value="14.30902" calcext:value-type="float">
            <text:p>14.30902</text:p>
          </table:table-cell>
          <table:table-cell office:value-type="float" office:value="0.00474" calcext:value-type="float">
            <text:p>0.00474</text:p>
          </table:table-cell>
          <table:table-cell table:number-columns-repeated="4"/>
        </table:table-row>
        <table:table-row table:style-name="ro1">
          <table:table-cell office:value-type="float" office:value="14.37442" calcext:value-type="float">
            <text:p>14.37442</text:p>
          </table:table-cell>
          <table:table-cell office:value-type="float" office:value="0.00455" calcext:value-type="float">
            <text:p>0.00455</text:p>
          </table:table-cell>
          <table:table-cell table:number-columns-repeated="4"/>
        </table:table-row>
        <table:table-row table:style-name="ro1">
          <table:table-cell office:value-type="float" office:value="14.43747" calcext:value-type="float">
            <text:p>14.43747</text:p>
          </table:table-cell>
          <table:table-cell office:value-type="float" office:value="0.00437" calcext:value-type="float">
            <text:p>0.00437</text:p>
          </table:table-cell>
          <table:table-cell table:number-columns-repeated="4"/>
        </table:table-row>
        <table:table-row table:style-name="ro1">
          <table:table-cell office:value-type="float" office:value="14.49825" calcext:value-type="float">
            <text:p>14.49825</text:p>
          </table:table-cell>
          <table:table-cell office:value-type="float" office:value="0.00419" calcext:value-type="float">
            <text:p>0.00419</text:p>
          </table:table-cell>
          <table:table-cell table:number-columns-repeated="4"/>
        </table:table-row>
        <table:table-row table:style-name="ro1">
          <table:table-cell office:value-type="float" office:value="14.55681" calcext:value-type="float">
            <text:p>14.55681</text:p>
          </table:table-cell>
          <table:table-cell office:value-type="float" office:value="0.00402" calcext:value-type="float">
            <text:p>0.00402</text:p>
          </table:table-cell>
          <table:table-cell table:number-columns-repeated="4"/>
        </table:table-row>
        <table:table-row table:style-name="ro1">
          <table:table-cell office:value-type="float" office:value="14.61323" calcext:value-type="float">
            <text:p>14.61323</text:p>
          </table:table-cell>
          <table:table-cell office:value-type="float" office:value="0.00386" calcext:value-type="float">
            <text:p>0.00386</text:p>
          </table:table-cell>
          <table:table-cell table:number-columns-repeated="4"/>
        </table:table-row>
        <table:table-row table:style-name="ro1">
          <table:table-cell office:value-type="float" office:value="14.66756" calcext:value-type="float">
            <text:p>14.66756</text:p>
          </table:table-cell>
          <table:table-cell office:value-type="float" office:value="0.0037" calcext:value-type="float">
            <text:p>0.0037</text:p>
          </table:table-cell>
          <table:table-cell table:number-columns-repeated="4"/>
        </table:table-row>
        <table:table-row table:style-name="ro1">
          <table:table-cell office:value-type="float" office:value="14.71986" calcext:value-type="float">
            <text:p>14.71986</text:p>
          </table:table-cell>
          <table:table-cell office:value-type="float" office:value="0.00355" calcext:value-type="float">
            <text:p>0.00355</text:p>
          </table:table-cell>
          <table:table-cell table:number-columns-repeated="4"/>
        </table:table-row>
        <table:table-row table:style-name="ro1">
          <table:table-cell office:value-type="float" office:value="14.7702" calcext:value-type="float">
            <text:p>14.7702</text:p>
          </table:table-cell>
          <table:table-cell office:value-type="float" office:value="0.00341" calcext:value-type="float">
            <text:p>0.00341</text:p>
          </table:table-cell>
          <table:table-cell table:number-columns-repeated="4"/>
        </table:table-row>
        <table:table-row table:style-name="ro1">
          <table:table-cell office:value-type="float" office:value="14.81863" calcext:value-type="float">
            <text:p>14.81863</text:p>
          </table:table-cell>
          <table:table-cell office:value-type="float" office:value="0.00327" calcext:value-type="float">
            <text:p>0.00327</text:p>
          </table:table-cell>
          <table:table-cell table:number-columns-repeated="4"/>
        </table:table-row>
        <table:table-row table:style-name="ro1">
          <table:table-cell office:value-type="float" office:value="14.86521" calcext:value-type="float">
            <text:p>14.86521</text:p>
          </table:table-cell>
          <table:table-cell office:value-type="float" office:value="0.00313" calcext:value-type="float">
            <text:p>0.00313</text:p>
          </table:table-cell>
          <table:table-cell table:number-columns-repeated="4"/>
        </table:table-row>
        <table:table-row table:style-name="ro1">
          <table:table-cell office:value-type="float" office:value="14.91001" calcext:value-type="float">
            <text:p>14.91001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float" office:value="14.95307" calcext:value-type="float">
            <text:p>14.95307</text:p>
          </table:table-cell>
          <table:table-cell office:value-type="float" office:value="0.00288" calcext:value-type="float">
            <text:p>0.00288</text:p>
          </table:table-cell>
          <table:table-cell table:number-columns-repeated="4"/>
        </table:table-row>
        <table:table-row table:style-name="ro1">
          <table:table-cell office:value-type="float" office:value="14.99445" calcext:value-type="float">
            <text:p>14.99445</text:p>
          </table:table-cell>
          <table:table-cell office:value-type="float" office:value="0.00276" calcext:value-type="float">
            <text:p>0.00276</text:p>
          </table:table-cell>
          <table:table-cell table:number-columns-repeated="4"/>
        </table:table-row>
        <table:table-row table:style-name="ro1">
          <table:table-cell office:value-type="float" office:value="15.0342" calcext:value-type="float">
            <text:p>15.0342</text:p>
          </table:table-cell>
          <table:table-cell office:value-type="float" office:value="0.00264" calcext:value-type="float">
            <text:p>0.00264</text:p>
          </table:table-cell>
          <table:table-cell table:number-columns-repeated="4"/>
        </table:table-row>
        <table:table-row table:style-name="ro1">
          <table:table-cell office:value-type="float" office:value="15.07239" calcext:value-type="float">
            <text:p>15.07239</text:p>
          </table:table-cell>
          <table:table-cell office:value-type="float" office:value="0.00253" calcext:value-type="float">
            <text:p>0.00253</text:p>
          </table:table-cell>
          <table:table-cell table:number-columns-repeated="4"/>
        </table:table-row>
        <table:table-row table:style-name="ro1">
          <table:table-cell office:value-type="float" office:value="15.10906" calcext:value-type="float">
            <text:p>15.10906</text:p>
          </table:table-cell>
          <table:table-cell office:value-type="float" office:value="0.00243" calcext:value-type="float">
            <text:p>0.00243</text:p>
          </table:table-cell>
          <table:table-cell table:number-columns-repeated="4"/>
        </table:table-row>
        <table:table-row table:style-name="ro1">
          <table:table-cell office:value-type="float" office:value="15.14426" calcext:value-type="float">
            <text:p>15.14426</text:p>
          </table:table-cell>
          <table:table-cell office:value-type="float" office:value="0.00232" calcext:value-type="float">
            <text:p>0.00232</text:p>
          </table:table-cell>
          <table:table-cell table:number-columns-repeated="4"/>
        </table:table-row>
        <table:table-row table:style-name="ro1">
          <table:table-cell office:value-type="float" office:value="15.17804" calcext:value-type="float">
            <text:p>15.17804</text:p>
          </table:table-cell>
          <table:table-cell office:value-type="float" office:value="0.00223" calcext:value-type="float">
            <text:p>0.00223</text:p>
          </table:table-cell>
          <table:table-cell table:number-columns-repeated="4"/>
        </table:table-row>
        <table:table-row table:style-name="ro1">
          <table:table-cell office:value-type="float" office:value="15.21046" calcext:value-type="float">
            <text:p>15.21046</text:p>
          </table:table-cell>
          <table:table-cell office:value-type="float" office:value="0.00213" calcext:value-type="float">
            <text:p>0.00213</text:p>
          </table:table-cell>
          <table:table-cell table:number-columns-repeated="4"/>
        </table:table-row>
        <table:table-row table:style-name="ro1">
          <table:table-cell office:value-type="float" office:value="15.24156" calcext:value-type="float">
            <text:p>15.24156</text:p>
          </table:table-cell>
          <table:table-cell office:value-type="float" office:value="0.00204" calcext:value-type="float">
            <text:p>0.00204</text:p>
          </table:table-cell>
          <table:table-cell table:number-columns-repeated="4"/>
        </table:table-row>
        <table:table-row table:style-name="ro1">
          <table:table-cell office:value-type="float" office:value="15.27139" calcext:value-type="float">
            <text:p>15.27139</text:p>
          </table:table-cell>
          <table:table-cell office:value-type="float" office:value="0.00195" calcext:value-type="float">
            <text:p>0.00195</text:p>
          </table:table-cell>
          <table:table-cell table:number-columns-repeated="4"/>
        </table:table-row>
        <table:table-row table:style-name="ro1">
          <table:table-cell office:value-type="float" office:value="15.29998" calcext:value-type="float">
            <text:p>15.29998</text:p>
          </table:table-cell>
          <table:table-cell office:value-type="float" office:value="0.00187" calcext:value-type="float">
            <text:p>0.00187</text:p>
          </table:table-cell>
          <table:table-cell table:number-columns-repeated="4"/>
        </table:table-row>
        <table:table-row table:style-name="ro1">
          <table:table-cell office:value-type="float" office:value="15.3274" calcext:value-type="float">
            <text:p>15.3274</text:p>
          </table:table-cell>
          <table:table-cell office:value-type="float" office:value="0.00179" calcext:value-type="float">
            <text:p>0.00179</text:p>
          </table:table-cell>
          <table:table-cell table:number-columns-repeated="4"/>
        </table:table-row>
        <table:table-row table:style-name="ro1">
          <table:table-cell office:value-type="float" office:value="15.35368" calcext:value-type="float">
            <text:p>15.35368</text:p>
          </table:table-cell>
          <table:table-cell office:value-type="float" office:value="0.00171" calcext:value-type="float">
            <text:p>0.00171</text:p>
          </table:table-cell>
          <table:table-cell table:number-columns-repeated="4"/>
        </table:table-row>
        <table:table-row table:style-name="ro1">
          <table:table-cell office:value-type="float" office:value="15.37886" calcext:value-type="float">
            <text:p>15.37886</text:p>
          </table:table-cell>
          <table:table-cell office:value-type="float" office:value="0.00164" calcext:value-type="float">
            <text:p>0.00164</text:p>
          </table:table-cell>
          <table:table-cell table:number-columns-repeated="4"/>
        </table:table-row>
        <table:table-row table:style-name="ro1">
          <table:table-cell office:value-type="float" office:value="15.40298" calcext:value-type="float">
            <text:p>15.40298</text:p>
          </table:table-cell>
          <table:table-cell office:value-type="float" office:value="0.00157" calcext:value-type="float">
            <text:p>0.00157</text:p>
          </table:table-cell>
          <table:table-cell table:number-columns-repeated="4"/>
        </table:table-row>
        <table:table-row table:style-name="ro1">
          <table:table-cell office:value-type="float" office:value="15.42608" calcext:value-type="float">
            <text:p>15.42608</text:p>
          </table:table-cell>
          <table:table-cell office:value-type="float" office:value="0.0015" calcext:value-type="float">
            <text:p>0.0015</text:p>
          </table:table-cell>
          <table:table-cell table:number-columns-repeated="4"/>
        </table:table-row>
        <table:table-row table:style-name="ro1">
          <table:table-cell office:value-type="float" office:value="15.44821" calcext:value-type="float">
            <text:p>15.44821</text:p>
          </table:table-cell>
          <table:table-cell office:value-type="float" office:value="0.00143" calcext:value-type="float">
            <text:p>0.00143</text:p>
          </table:table-cell>
          <table:table-cell table:number-columns-repeated="4"/>
        </table:table-row>
        <table:table-row table:style-name="ro1">
          <table:table-cell office:value-type="float" office:value="15.4694" calcext:value-type="float">
            <text:p>15.4694</text:p>
          </table:table-cell>
          <table:table-cell office:value-type="float" office:value="0.00137" calcext:value-type="float">
            <text:p>0.00137</text:p>
          </table:table-cell>
          <table:table-cell table:number-columns-repeated="4"/>
        </table:table-row>
        <table:table-row table:style-name="ro1">
          <table:table-cell office:value-type="float" office:value="15.48968" calcext:value-type="float">
            <text:p>15.48968</text:p>
          </table:table-cell>
          <table:table-cell office:value-type="float" office:value="0.00131" calcext:value-type="float">
            <text:p>0.00131</text:p>
          </table:table-cell>
          <table:table-cell table:number-columns-repeated="4"/>
        </table:table-row>
        <table:table-row table:style-name="ro1">
          <table:table-cell office:value-type="float" office:value="15.5091" calcext:value-type="float">
            <text:p>15.5091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15.52767" calcext:value-type="float">
            <text:p>15.52767</text:p>
          </table:table-cell>
          <table:table-cell office:value-type="float" office:value="0.0012" calcext:value-type="float">
            <text:p>0.0012</text:p>
          </table:table-cell>
          <table:table-cell table:number-columns-repeated="4"/>
        </table:table-row>
        <table:table-row table:style-name="ro1">
          <table:table-cell office:value-type="float" office:value="15.54545" calcext:value-type="float">
            <text:p>15.54545</text:p>
          </table:table-cell>
          <table:table-cell office:value-type="float" office:value="0.00114" calcext:value-type="float">
            <text:p>0.00114</text:p>
          </table:table-cell>
          <table:table-cell table:number-columns-repeated="4"/>
        </table:table-row>
        <table:table-row table:style-name="ro1">
          <table:table-cell office:value-type="float" office:value="15.56246" calcext:value-type="float">
            <text:p>15.56246</text:p>
          </table:table-cell>
          <table:table-cell office:value-type="float" office:value="0.00109" calcext:value-type="float">
            <text:p>0.00109</text:p>
          </table:table-cell>
          <table:table-cell table:number-columns-repeated="4"/>
        </table:table-row>
        <table:table-row table:style-name="ro1">
          <table:table-cell office:value-type="float" office:value="15.57873" calcext:value-type="float">
            <text:p>15.57873</text:p>
          </table:table-cell>
          <table:table-cell office:value-type="float" office:value="0.00104" calcext:value-type="float">
            <text:p>0.00104</text:p>
          </table:table-cell>
          <table:table-cell table:number-columns-repeated="4"/>
        </table:table-row>
        <table:table-row table:style-name="ro1">
          <table:table-cell office:value-type="float" office:value="15.59429" calcext:value-type="float">
            <text:p>15.59429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5.60917" calcext:value-type="float">
            <text:p>15.60917</text:p>
          </table:table-cell>
          <table:table-cell office:value-type="float" office:value="0.00095" calcext:value-type="float">
            <text:p>0.00095</text:p>
          </table:table-cell>
          <table:table-cell table:number-columns-repeated="4"/>
        </table:table-row>
        <table:table-row table:style-name="ro1">
          <table:table-cell office:value-type="float" office:value="15.62339" calcext:value-type="float">
            <text:p>15.62339</text:p>
          </table:table-cell>
          <table:table-cell office:value-type="float" office:value="0.00091" calcext:value-type="float">
            <text:p>0.00091</text:p>
          </table:table-cell>
          <table:table-cell table:number-columns-repeated="4"/>
        </table:table-row>
        <table:table-row table:style-name="ro1">
          <table:table-cell office:value-type="float" office:value="15.63699" calcext:value-type="float">
            <text:p>15.63699</text:p>
          </table:table-cell>
          <table:table-cell office:value-type="float" office:value="0.00087" calcext:value-type="float">
            <text:p>0.00087</text:p>
          </table:table-cell>
          <table:table-cell table:number-columns-repeated="4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0.00083" calcext:value-type="float">
            <text:p>0.00083</text:p>
          </table:table-cell>
          <table:table-cell table:number-columns-repeated="4"/>
        </table:table-row>
        <table:table-row table:style-name="ro1">
          <table:table-cell office:value-type="float" office:value="15.66242" calcext:value-type="float">
            <text:p>15.66242</text:p>
          </table:table-cell>
          <table:table-cell office:value-type="float" office:value="0.00079" calcext:value-type="float">
            <text:p>0.00079</text:p>
          </table:table-cell>
          <table:table-cell table:number-columns-repeated="4"/>
        </table:table-row>
        <table:table-row table:style-name="ro1">
          <table:table-cell office:value-type="float" office:value="15.6743" calcext:value-type="float">
            <text:p>15.6743</text:p>
          </table:table-cell>
          <table:table-cell office:value-type="float" office:value="0.00076" calcext:value-type="float">
            <text:p>0.00076</text:p>
          </table:table-cell>
          <table:table-cell table:number-columns-repeated="4"/>
        </table:table-row>
        <table:table-row table:style-name="ro1">
          <table:table-cell office:value-type="float" office:value="15.68565" calcext:value-type="float">
            <text:p>15.68565</text:p>
          </table:table-cell>
          <table:table-cell office:value-type="float" office:value="0.00072" calcext:value-type="float">
            <text:p>0.00072</text:p>
          </table:table-cell>
          <table:table-cell table:number-columns-repeated="4"/>
        </table:table-row>
        <table:table-row table:style-name="ro1">
          <table:table-cell office:value-type="float" office:value="15.69649" calcext:value-type="float">
            <text:p>15.69649</text:p>
          </table:table-cell>
          <table:table-cell office:value-type="float" office:value="0.00069" calcext:value-type="float">
            <text:p>0.00069</text:p>
          </table:table-cell>
          <table:table-cell table:number-columns-repeated="4"/>
        </table:table-row>
        <table:table-row table:style-name="ro1">
          <table:table-cell office:value-type="float" office:value="15.70685" calcext:value-type="float">
            <text:p>15.70685</text:p>
          </table:table-cell>
          <table:table-cell office:value-type="float" office:value="0.00066" calcext:value-type="float">
            <text:p>0.00066</text:p>
          </table:table-cell>
          <table:table-cell table:number-columns-repeated="4"/>
        </table:table-row>
        <table:table-row table:style-name="ro1">
          <table:table-cell office:value-type="float" office:value="15.71674" calcext:value-type="float">
            <text:p>15.71674</text:p>
          </table:table-cell>
          <table:table-cell office:value-type="float" office:value="0.00063" calcext:value-type="float">
            <text:p>0.00063</text:p>
          </table:table-cell>
          <table:table-cell table:number-columns-repeated="4"/>
        </table:table-row>
        <table:table-row table:style-name="ro1">
          <table:table-cell office:value-type="float" office:value="15.7262" calcext:value-type="float">
            <text:p>15.7262</text:p>
          </table:table-cell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1">
          <table:table-cell office:value-type="float" office:value="15.73522" calcext:value-type="float">
            <text:p>15.73522</text:p>
          </table:table-cell>
          <table:table-cell office:value-type="float" office:value="0.00057" calcext:value-type="float">
            <text:p>0.00057</text:p>
          </table:table-cell>
          <table:table-cell table:number-columns-repeated="4"/>
        </table:table-row>
        <table:table-row table:style-name="ro1">
          <table:table-cell office:value-type="float" office:value="15.74384" calcext:value-type="float">
            <text:p>15.74384</text:p>
          </table:table-cell>
          <table:table-cell office:value-type="float" office:value="0.00055" calcext:value-type="float">
            <text:p>0.00055</text:p>
          </table:table-cell>
          <table:table-cell table:number-columns-repeated="4"/>
        </table:table-row>
        <table:table-row table:style-name="ro1">
          <table:table-cell office:value-type="float" office:value="15.75208" calcext:value-type="float">
            <text:p>15.75208</text:p>
          </table:table-cell>
          <table:table-cell office:value-type="float" office:value="0.00052" calcext:value-type="float">
            <text:p>0.00052</text:p>
          </table:table-cell>
          <table:table-cell table:number-columns-repeated="4"/>
        </table:table-row>
        <table:table-row table:style-name="ro1">
          <table:table-cell office:value-type="float" office:value="15.75994" calcext:value-type="float">
            <text:p>15.75994</text:p>
          </table:table-cell>
          <table:table-cell office:value-type="float" office:value="0.0005" calcext:value-type="float">
            <text:p>0.0005</text:p>
          </table:table-cell>
          <table:table-cell table:number-columns-repeated="4"/>
        </table:table-row>
        <table:table-row table:style-name="ro1">
          <table:table-cell office:value-type="float" office:value="15.76744" calcext:value-type="float">
            <text:p>15.76744</text:p>
          </table:table-cell>
          <table:table-cell office:value-type="float" office:value="0.00048" calcext:value-type="float">
            <text:p>0.00048</text:p>
          </table:table-cell>
          <table:table-cell table:number-columns-repeated="4"/>
        </table:table-row>
        <table:table-row table:style-name="ro1">
          <table:table-cell office:value-type="float" office:value="15.77461" calcext:value-type="float">
            <text:p>15.77461</text:p>
          </table:table-cell>
          <table:table-cell office:value-type="float" office:value="0.00045" calcext:value-type="float">
            <text:p>0.00045</text:p>
          </table:table-cell>
          <table:table-cell table:number-columns-repeated="4"/>
        </table:table-row>
        <table:table-row table:style-name="ro1">
          <table:table-cell office:value-type="float" office:value="15.78145" calcext:value-type="float">
            <text:p>15.78145</text:p>
          </table:table-cell>
          <table:table-cell office:value-type="float" office:value="0.00043" calcext:value-type="float">
            <text:p>0.00043</text:p>
          </table:table-cell>
          <table:table-cell table:number-columns-repeated="4"/>
        </table:table-row>
        <table:table-row table:style-name="ro1">
          <table:table-cell office:value-type="float" office:value="15.78798" calcext:value-type="float">
            <text:p>15.78798</text:p>
          </table:table-cell>
          <table:table-cell office:value-type="float" office:value="0.00041" calcext:value-type="float">
            <text:p>0.00041</text:p>
          </table:table-cell>
          <table:table-cell table:number-columns-repeated="4"/>
        </table:table-row>
        <table:table-row table:style-name="ro1">
          <table:table-cell office:value-type="float" office:value="15.79421" calcext:value-type="float">
            <text:p>15.79421</text:p>
          </table:table-cell>
          <table:table-cell office:value-type="float" office:value="0.00039" calcext:value-type="float">
            <text:p>0.00039</text:p>
          </table:table-cell>
          <table:table-cell table:number-columns-repeated="4"/>
        </table:table-row>
        <table:table-row table:style-name="ro1">
          <table:table-cell office:value-type="float" office:value="15.80016" calcext:value-type="float">
            <text:p>15.80016</text:p>
          </table:table-cell>
          <table:table-cell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1">
          <table:table-cell office:value-type="float" office:value="15.80584" calcext:value-type="float">
            <text:p>15.80584</text:p>
          </table:table-cell>
          <table:table-cell office:value-type="float" office:value="0.00036" calcext:value-type="float">
            <text:p>0.00036</text:p>
          </table:table-cell>
          <table:table-cell table:number-columns-repeated="4"/>
        </table:table-row>
        <table:table-row table:style-name="ro1">
          <table:table-cell office:value-type="float" office:value="15.81126" calcext:value-type="float">
            <text:p>15.81126</text:p>
          </table:table-cell>
          <table:table-cell office:value-type="float" office:value="0.00034" calcext:value-type="float">
            <text:p>0.00034</text:p>
          </table:table-cell>
          <table:table-cell table:number-columns-repeated="4"/>
        </table:table-row>
        <table:table-row table:style-name="ro1">
          <table:table-cell office:value-type="float" office:value="15.81643" calcext:value-type="float">
            <text:p>15.81643</text:p>
          </table:table-cell>
          <table:table-cell office:value-type="float" office:value="0.00033" calcext:value-type="float">
            <text:p>0.00033</text:p>
          </table:table-cell>
          <table:table-cell table:number-columns-repeated="4"/>
        </table:table-row>
        <table:table-row table:style-name="ro1">
          <table:table-cell office:value-type="float" office:value="15.82136" calcext:value-type="float">
            <text:p>15.82136</text:p>
          </table:table-cell>
          <table:table-cell office:value-type="float" office:value="0.00031" calcext:value-type="float">
            <text:p>0.00031</text:p>
          </table:table-cell>
          <table:table-cell table:number-columns-repeated="4"/>
        </table:table-row>
        <table:table-row table:style-name="ro1">
          <table:table-cell office:value-type="float" office:value="15.82607" calcext:value-type="float">
            <text:p>15.82607</text:p>
          </table:table-cell>
          <table:table-cell office:value-type="float" office:value="0.0003" calcext:value-type="float">
            <text:p>0.0003</text:p>
          </table:table-cell>
          <table:table-cell table:number-columns-repeated="4"/>
        </table:table-row>
        <table:table-row table:style-name="ro1">
          <table:table-cell office:value-type="float" office:value="15.83056" calcext:value-type="float">
            <text:p>15.83056</text:p>
          </table:table-cell>
          <table:table-cell office:value-type="float" office:value="0.00028" calcext:value-type="float">
            <text:p>0.00028</text:p>
          </table:table-cell>
          <table:table-cell table:number-columns-repeated="4"/>
        </table:table-row>
        <table:table-row table:style-name="ro1">
          <table:table-cell office:value-type="float" office:value="15.83485" calcext:value-type="float">
            <text:p>15.83485</text:p>
          </table:table-cell>
          <table:table-cell office:value-type="float" office:value="0.00027" calcext:value-type="float">
            <text:p>0.00027</text:p>
          </table:table-cell>
          <table:table-cell table:number-columns-repeated="4"/>
        </table:table-row>
        <table:table-row table:style-name="ro1">
          <table:table-cell office:value-type="float" office:value="15.83894" calcext:value-type="float">
            <text:p>15.83894</text:p>
          </table:table-cell>
          <table:table-cell office:value-type="float" office:value="0.00026" calcext:value-type="float">
            <text:p>0.00026</text:p>
          </table:table-cell>
          <table:table-cell table:number-columns-repeated="4"/>
        </table:table-row>
        <table:table-row table:style-name="ro1">
          <table:table-cell office:value-type="float" office:value="15.84284" calcext:value-type="float">
            <text:p>15.84284</text:p>
          </table:table-cell>
          <table:table-cell office:value-type="float" office:value="0.00025" calcext:value-type="float">
            <text:p>0.00025</text:p>
          </table:table-cell>
          <table:table-cell table:number-columns-repeated="4"/>
        </table:table-row>
        <table:table-row table:style-name="ro1">
          <table:table-cell office:value-type="float" office:value="15.84656" calcext:value-type="float">
            <text:p>15.84656</text:p>
          </table:table-cell>
          <table:table-cell office:value-type="float" office:value="0.00023" calcext:value-type="float">
            <text:p>0.00023</text:p>
          </table:table-cell>
          <table:table-cell table:number-columns-repeated="4"/>
        </table:table-row>
        <table:table-row table:style-name="ro1">
          <table:table-cell office:value-type="float" office:value="15.85011" calcext:value-type="float">
            <text:p>15.85011</text:p>
          </table:table-cell>
          <table:table-cell office:value-type="float" office:value="0.00022" calcext:value-type="float">
            <text:p>0.00022</text:p>
          </table:table-cell>
          <table:table-cell table:number-columns-repeated="4"/>
        </table:table-row>
        <table:table-row table:style-name="ro1">
          <table:table-cell office:value-type="float" office:value="15.8535" calcext:value-type="float">
            <text:p>15.8535</text:p>
          </table:table-cell>
          <table:table-cell office:value-type="float" office:value="0.00021" calcext:value-type="float">
            <text:p>0.00021</text:p>
          </table:table-cell>
          <table:table-cell table:number-columns-repeated="4"/>
        </table:table-row>
        <table:table-row table:style-name="ro1">
          <table:table-cell office:value-type="float" office:value="15.85673" calcext:value-type="float">
            <text:p>15.85673</text:p>
          </table:table-cell>
          <table:table-cell office:value-type="float" office:value="0.0002" calcext:value-type="float">
            <text:p>0.0002</text:p>
          </table:table-cell>
          <table:table-cell table:number-columns-repeated="4"/>
        </table:table-row>
        <table:table-row table:style-name="ro1">
          <table:table-cell office:value-type="float" office:value="15.85981" calcext:value-type="float">
            <text:p>15.85981</text:p>
          </table:table-cell>
          <table:table-cell office:value-type="float" office:value="0.00019" calcext:value-type="float">
            <text:p>0.00019</text:p>
          </table:table-cell>
          <table:table-cell table:number-columns-repeated="4"/>
        </table:table-row>
        <table:table-row table:style-name="ro1">
          <table:table-cell office:value-type="float" office:value="15.86275" calcext:value-type="float">
            <text:p>15.86275</text:p>
          </table:table-cell>
          <table:table-cell office:value-type="float" office:value="0.00019" calcext:value-type="float">
            <text:p>0.00019</text:p>
          </table:table-cell>
          <table:table-cell table:number-columns-repeated="4"/>
        </table:table-row>
        <table:table-row table:style-name="ro1">
          <table:table-cell office:value-type="float" office:value="15.86555" calcext:value-type="float">
            <text:p>15.86555</text:p>
          </table:table-cell>
          <table:table-cell office:value-type="float" office:value="0.00018" calcext:value-type="float">
            <text:p>0.00018</text:p>
          </table:table-cell>
          <table:table-cell table:number-columns-repeated="4"/>
        </table:table-row>
        <table:table-row table:style-name="ro1">
          <table:table-cell office:value-type="float" office:value="15.86823" calcext:value-type="float">
            <text:p>15.86823</text:p>
          </table:table-cell>
          <table:table-cell office:value-type="float" office:value="0.00017" calcext:value-type="float">
            <text:p>0.00017</text:p>
          </table:table-cell>
          <table:table-cell table:number-columns-repeated="4"/>
        </table:table-row>
        <table:table-row table:style-name="ro1">
          <table:table-cell office:value-type="float" office:value="15.87078" calcext:value-type="float">
            <text:p>15.87078</text:p>
          </table:table-cell>
          <table:table-cell office:value-type="float" office:value="0.00016" calcext:value-type="float">
            <text:p>0.00016</text:p>
          </table:table-cell>
          <table:table-cell table:number-columns-repeated="4"/>
        </table:table-row>
        <table:table-row table:style-name="ro1">
          <table:table-cell office:value-type="float" office:value="15.87321" calcext:value-type="float">
            <text:p>15.87321</text:p>
          </table:table-cell>
          <table:table-cell office:value-type="float" office:value="0.00015" calcext:value-type="float">
            <text:p>0.00015</text:p>
          </table:table-cell>
          <table:table-cell table:number-columns-repeated="4"/>
        </table:table-row>
        <table:table-row table:style-name="ro1">
          <table:table-cell office:value-type="float" office:value="15.87553" calcext:value-type="float">
            <text:p>15.87553</text:p>
          </table:table-cell>
          <table:table-cell office:value-type="float" office:value="0.00015" calcext:value-type="float">
            <text:p>0.00015</text:p>
          </table:table-cell>
          <table:table-cell table:number-columns-repeated="4"/>
        </table:table-row>
        <table:table-row table:style-name="ro1">
          <table:table-cell office:value-type="float" office:value="15.87774" calcext:value-type="float">
            <text:p>15.87774</text:p>
          </table:table-cell>
          <table:table-cell office:value-type="float" office:value="0.00014" calcext:value-type="float">
            <text:p>0.00014</text:p>
          </table:table-cell>
          <table:table-cell table:number-columns-repeated="4"/>
        </table:table-row>
        <table:table-row table:style-name="ro1">
          <table:table-cell office:value-type="float" office:value="15.87985" calcext:value-type="float">
            <text:p>15.87985</text:p>
          </table:table-cell>
          <table:table-cell office:value-type="float" office:value="0.00013" calcext:value-type="float">
            <text:p>0.00013</text:p>
          </table:table-cell>
          <table:table-cell table:number-columns-repeated="4"/>
        </table:table-row>
        <table:table-row table:style-name="ro1">
          <table:table-cell office:value-type="float" office:value="15.88186" calcext:value-type="float">
            <text:p>15.88186</text:p>
          </table:table-cell>
          <table:table-cell office:value-type="float" office:value="0.00013" calcext:value-type="float">
            <text:p>0.00013</text:p>
          </table:table-cell>
          <table:table-cell table:number-columns-repeated="4"/>
        </table:table-row>
        <table:table-row table:style-name="ro1">
          <table:table-cell office:value-type="float" office:value="15.88378" calcext:value-type="float">
            <text:p>15.88378</text:p>
          </table:table-cell>
          <table:table-cell office:value-type="float" office:value="0.00012" calcext:value-type="float">
            <text:p>0.00012</text:p>
          </table:table-cell>
          <table:table-cell table:number-columns-repeated="4"/>
        </table:table-row>
        <table:table-row table:style-name="ro1">
          <table:table-cell office:value-type="float" office:value="15.88561" calcext:value-type="float">
            <text:p>15.88561</text:p>
          </table:table-cell>
          <table:table-cell office:value-type="float" office:value="0.00012" calcext:value-type="float">
            <text:p>0.00012</text:p>
          </table:table-cell>
          <table:table-cell table:number-columns-repeated="4"/>
        </table:table-row>
        <table:table-row table:style-name="ro1">
          <table:table-cell office:value-type="float" office:value="15.88735" calcext:value-type="float">
            <text:p>15.88735</text:p>
          </table:table-cell>
          <table:table-cell office:value-type="float" office:value="0.00011" calcext:value-type="float">
            <text:p>0.00011</text:p>
          </table:table-cell>
          <table:table-cell table:number-columns-repeated="4"/>
        </table:table-row>
        <table:table-row table:style-name="ro1">
          <table:table-cell office:value-type="float" office:value="15.88901" calcext:value-type="float">
            <text:p>15.88901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5.8906" calcext:value-type="float">
            <text:p>15.8906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5.89211" calcext:value-type="float">
            <text:p>15.89211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float" office:value="15.89355" calcext:value-type="float">
            <text:p>15.89355</text:p>
          </table:table-cell>
          <table:table-cell office:value-type="float" office:value="0.00009" calcext:value-type="float">
            <text:p>0.00009</text:p>
          </table:table-cell>
          <table:table-cell table:number-columns-repeated="4"/>
        </table:table-row>
        <table:table-row table:style-name="ro1">
          <table:table-cell office:value-type="float" office:value="15.89493" calcext:value-type="float">
            <text:p>15.89493</text:p>
          </table:table-cell>
          <table:table-cell office:value-type="float" office:value="0.00009" calcext:value-type="float">
            <text:p>0.00009</text:p>
          </table:table-cell>
          <table:table-cell table:number-columns-repeated="4"/>
        </table:table-row>
        <table:table-row table:style-name="ro1">
          <table:table-cell office:value-type="float" office:value="15.89624" calcext:value-type="float">
            <text:p>15.89624</text:p>
          </table:table-cell>
          <table:table-cell office:value-type="float" office:value="0.00008" calcext:value-type="float">
            <text:p>0.00008</text:p>
          </table:table-cell>
          <table:table-cell table:number-columns-repeated="4"/>
        </table:table-row>
        <table:table-row table:style-name="ro1">
          <table:table-cell office:value-type="float" office:value="15.89749" calcext:value-type="float">
            <text:p>15.89749</text:p>
          </table:table-cell>
          <table:table-cell office:value-type="float" office:value="0.00008" calcext:value-type="float">
            <text:p>0.00008</text:p>
          </table:table-cell>
          <table:table-cell table:number-columns-repeated="4"/>
        </table:table-row>
        <table:table-row table:style-name="ro1">
          <table:table-cell office:value-type="float" office:value="15.89868" calcext:value-type="float">
            <text:p>15.89868</text:p>
          </table:table-cell>
          <table:table-cell office:value-type="float" office:value="0.00007" calcext:value-type="float">
            <text:p>0.00007</text:p>
          </table:table-cell>
          <table:table-cell table:number-columns-repeated="4"/>
        </table:table-row>
        <table:table-row table:style-name="ro1">
          <table:table-cell office:value-type="float" office:value="15.89981" calcext:value-type="float">
            <text:p>15.89981</text:p>
          </table:table-cell>
          <table:table-cell office:value-type="float" office:value="0.00007" calcext:value-type="float">
            <text:p>0.00007</text:p>
          </table:table-cell>
          <table:table-cell table:number-columns-repeated="4"/>
        </table:table-row>
        <table:table-row table:style-name="ro1">
          <table:table-cell office:value-type="float" office:value="15.9009" calcext:value-type="float">
            <text:p>15.9009</text:p>
          </table:table-cell>
          <table:table-cell office:value-type="float" office:value="0.00007" calcext:value-type="float">
            <text:p>0.00007</text:p>
          </table:table-cell>
          <table:table-cell table:number-columns-repeated="4"/>
        </table:table-row>
        <table:table-row table:style-name="ro1">
          <table:table-cell office:value-type="float" office:value="15.90193" calcext:value-type="float">
            <text:p>15.90193</text:p>
          </table:table-cell>
          <table:table-cell office:value-type="float" office:value="0.00006" calcext:value-type="float">
            <text:p>0.00006</text:p>
          </table:table-cell>
          <table:table-cell table:number-columns-repeated="4"/>
        </table:table-row>
        <table:table-row table:style-name="ro1">
          <table:table-cell office:value-type="float" office:value="15.90291" calcext:value-type="float">
            <text:p>15.90291</text:p>
          </table:table-cell>
          <table:table-cell office:value-type="float" office:value="0.00006" calcext:value-type="float">
            <text:p>0.00006</text:p>
          </table:table-cell>
          <table:table-cell table:number-columns-repeated="4"/>
        </table:table-row>
        <table:table-row table:style-name="ro1">
          <table:table-cell office:value-type="float" office:value="15.90385" calcext:value-type="float">
            <text:p>15.90385</text:p>
          </table:table-cell>
          <table:table-cell office:value-type="float" office:value="0.00006" calcext:value-type="float">
            <text:p>0.00006</text:p>
          </table:table-cell>
          <table:table-cell table:number-columns-repeated="4"/>
        </table:table-row>
        <table:table-row table:style-name="ro1">
          <table:table-cell office:value-type="float" office:value="15.90475" calcext:value-type="float">
            <text:p>15.90475</text:p>
          </table:table-cell>
          <table:table-cell office:value-type="float" office:value="0.00006" calcext:value-type="float">
            <text:p>0.00006</text:p>
          </table:table-cell>
          <table:table-cell table:number-columns-repeated="4"/>
        </table:table-row>
        <table:table-row table:style-name="ro1">
          <table:table-cell office:value-type="float" office:value="15.9056" calcext:value-type="float">
            <text:p>15.9056</text:p>
          </table:table-cell>
          <table:table-cell office:value-type="float" office:value="0.00005" calcext:value-type="float">
            <text:p>0.00005</text:p>
          </table:table-cell>
          <table:table-cell table:number-columns-repeated="4"/>
        </table:table-row>
        <table:table-row table:style-name="ro1">
          <table:table-cell office:value-type="float" office:value="15.90641" calcext:value-type="float">
            <text:p>15.90641</text:p>
          </table:table-cell>
          <table:table-cell office:value-type="float" office:value="0.00005" calcext:value-type="float">
            <text:p>0.00005</text:p>
          </table:table-cell>
          <table:table-cell table:number-columns-repeated="4"/>
        </table:table-row>
        <table:table-row table:style-name="ro1">
          <table:table-cell office:value-type="float" office:value="15.90719" calcext:value-type="float">
            <text:p>15.90719</text:p>
          </table:table-cell>
          <table:table-cell office:value-type="float" office:value="0.00005" calcext:value-type="float">
            <text:p>0.00005</text:p>
          </table:table-cell>
          <table:table-cell table:number-columns-repeated="4"/>
        </table:table-row>
        <table:table-row table:style-name="ro1">
          <table:table-cell office:value-type="float" office:value="15.90793" calcext:value-type="float">
            <text:p>15.90793</text:p>
          </table:table-cell>
          <table:table-cell office:value-type="float" office:value="0.00005" calcext:value-type="float">
            <text:p>0.00005</text:p>
          </table:table-cell>
          <table:table-cell table:number-columns-repeated="4"/>
        </table:table-row>
        <table:table-row table:style-name="ro1">
          <table:table-cell office:value-type="float" office:value="15.90863" calcext:value-type="float">
            <text:p>15.90863</text:p>
          </table:table-cell>
          <table:table-cell office:value-type="float" office:value="0.00004" calcext:value-type="float">
            <text:p>0.00004</text:p>
          </table:table-cell>
          <table:table-cell table:number-columns-repeated="4"/>
        </table:table-row>
        <table:table-row table:style-name="ro1">
          <table:table-cell office:value-type="float" office:value="15.9093" calcext:value-type="float">
            <text:p>15.9093</text:p>
          </table:table-cell>
          <table:table-cell office:value-type="float" office:value="0.00004" calcext:value-type="float">
            <text:p>0.00004</text:p>
          </table:table-cell>
          <table:table-cell table:number-columns-repeated="4"/>
        </table:table-row>
        <table:table-row table:style-name="ro1">
          <table:table-cell office:value-type="float" office:value="15.90994" calcext:value-type="float">
            <text:p>15.90994</text:p>
          </table:table-cell>
          <table:table-cell office:value-type="float" office:value="0.00004" calcext:value-type="float">
            <text:p>0.00004</text:p>
          </table:table-cell>
          <table:table-cell table:number-columns-repeated="4"/>
        </table:table-row>
        <table:table-row table:style-name="ro1">
          <table:table-cell office:value-type="float" office:value="15.91055" calcext:value-type="float">
            <text:p>15.91055</text:p>
          </table:table-cell>
          <table:table-cell office:value-type="float" office:value="0.00004" calcext:value-type="float">
            <text:p>0.00004</text:p>
          </table:table-cell>
          <table:table-cell table:number-columns-repeated="4"/>
        </table:table-row>
        <table:table-row table:style-name="ro1">
          <table:table-cell office:value-type="float" office:value="15.91113" calcext:value-type="float">
            <text:p>15.91113</text:p>
          </table:table-cell>
          <table:table-cell office:value-type="float" office:value="0.00004" calcext:value-type="float">
            <text:p>0.00004</text:p>
          </table:table-cell>
          <table:table-cell table:number-columns-repeated="4"/>
        </table:table-row>
        <table:table-row table:style-name="ro1">
          <table:table-cell office:value-type="float" office:value="15.91169" calcext:value-type="float">
            <text:p>15.91169</text:p>
          </table:table-cell>
          <table:table-cell office:value-type="float" office:value="0.00003" calcext:value-type="float">
            <text:p>0.00003</text:p>
          </table:table-cell>
          <table:table-cell table:number-columns-repeated="4"/>
        </table:table-row>
        <table:table-row table:style-name="ro1">
          <table:table-cell office:value-type="float" office:value="15.91222" calcext:value-type="float">
            <text:p>15.91222</text:p>
          </table:table-cell>
          <table:table-cell office:value-type="float" office:value="0.00003" calcext:value-type="float">
            <text:p>0.00003</text:p>
          </table:table-cell>
          <table:table-cell table:number-columns-repeated="4"/>
        </table:table-row>
        <table:table-row table:style-name="ro1">
          <table:table-cell office:value-type="float" office:value="15.91272" calcext:value-type="float">
            <text:p>15.91272</text:p>
          </table:table-cell>
          <table:table-cell office:value-type="float" office:value="0.00003" calcext:value-type="float">
            <text:p>0.00003</text:p>
          </table:table-cell>
          <table:table-cell table:number-columns-repeated="4"/>
        </table:table-row>
        <table:table-row table:style-name="ro1">
          <table:table-cell office:value-type="float" office:value="15.9132" calcext:value-type="float">
            <text:p>15.9132</text:p>
          </table:table-cell>
          <table:table-cell office:value-type="float" office:value="0.00003" calcext:value-type="float">
            <text:p>0.00003</text:p>
          </table:table-cell>
          <table:table-cell table:number-columns-repeated="4"/>
        </table:table-row>
        <table:table-row table:style-name="ro1">
          <table:table-cell office:value-type="float" office:value="15.91366" calcext:value-type="float">
            <text:p>15.91366</text:p>
          </table:table-cell>
          <table:table-cell office:value-type="float" office:value="0.00003" calcext:value-type="float">
            <text:p>0.00003</text:p>
          </table:table-cell>
          <table:table-cell table:number-columns-repeated="4"/>
        </table:table-row>
        <table:table-row table:style-name="ro1">
          <table:table-cell office:value-type="float" office:value="15.9141" calcext:value-type="float">
            <text:p>15.9141</text:p>
          </table:table-cell>
          <table:table-cell office:value-type="float" office:value="0.00003" calcext:value-type="float">
            <text:p>0.00003</text:p>
          </table:table-cell>
          <table:table-cell table:number-columns-repeated="4"/>
        </table:table-row>
        <table:table-row table:style-name="ro1">
          <table:table-cell office:value-type="float" office:value="15.91451" calcext:value-type="float">
            <text:p>15.91451</text:p>
          </table:table-cell>
          <table:table-cell office:value-type="float" office:value="0.00003" calcext:value-type="float">
            <text:p>0.00003</text:p>
          </table:table-cell>
          <table:table-cell table:number-columns-repeated="4"/>
        </table:table-row>
        <table:table-row table:style-name="ro1">
          <table:table-cell office:value-type="float" office:value="15.91491" calcext:value-type="float">
            <text:p>15.91491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float" office:value="15.91529" calcext:value-type="float">
            <text:p>15.91529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float" office:value="15.91565" calcext:value-type="float">
            <text:p>15.91565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float" office:value="15.91599" calcext:value-type="float">
            <text:p>15.91599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float" office:value="15.91632" calcext:value-type="float">
            <text:p>15.91632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float" office:value="15.91663" calcext:value-type="float">
            <text:p>15.91663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float" office:value="15.91693" calcext:value-type="float">
            <text:p>15.91693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float" office:value="15.91721" calcext:value-type="float">
            <text:p>15.91721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float" office:value="15.91748" calcext:value-type="float">
            <text:p>15.91748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float" office:value="15.91774" calcext:value-type="float">
            <text:p>15.91774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float" office:value="15.91799" calcext:value-type="float">
            <text:p>15.91799</text:p>
          </table:table-cell>
          <table:table-cell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float" office:value="15.91822" calcext:value-type="float">
            <text:p>15.91822</text:p>
          </table:table-cell>
          <table:table-cell office:value-type="float" office:value="0.00001" calcext:value-type="float">
            <text:p>0.00001</text:p>
          </table:table-cell>
          <table:table-cell table:number-columns-repeated="4"/>
        </table:table-row>
        <table:table-row table:style-name="ro1">
          <table:table-cell office:value-type="float" office:value="15.91845" calcext:value-type="float">
            <text:p>15.91845</text:p>
          </table:table-cell>
          <table:table-cell office:value-type="float" office:value="0.00001" calcext:value-type="float">
            <text:p>0.00001</text:p>
          </table:table-cell>
          <table:table-cell table:number-columns-repeated="4"/>
        </table:table-row>
        <table:table-row table:style-name="ro1">
          <table:table-cell office:value-type="float" office:value="15.91866" calcext:value-type="float">
            <text:p>15.91866</text:p>
          </table:table-cell>
          <table:table-cell office:value-type="float" office:value="0.00001" calcext:value-type="float">
            <text:p>0.00001</text:p>
          </table:table-cell>
          <table:table-cell table:number-columns-repeated="4"/>
        </table:table-row>
        <table:table-row table:style-name="ro1">
          <table:table-cell office:value-type="float" office:value="15.91886" calcext:value-type="float">
            <text:p>15.91886</text:p>
          </table:table-cell>
          <table:table-cell office:value-type="float" office:value="0.00001" calcext:value-type="float">
            <text:p>0.00001</text:p>
          </table:table-cell>
          <table:table-cell table:number-columns-repeated="4"/>
        </table:table-row>
        <table:table-row table:style-name="ro1">
          <table:table-cell office:value-type="float" office:value="15.91905" calcext:value-type="float">
            <text:p>15.91905</text:p>
          </table:table-cell>
          <table:table-cell office:value-type="float" office:value="0.00001" calcext:value-type="float">
            <text:p>0.00001</text:p>
          </table:table-cell>
          <table:table-cell table:number-columns-repeated="4"/>
        </table:table-row>
        <table:table-row table:style-name="ro1">
          <table:table-cell office:value-type="float" office:value="15.91924" calcext:value-type="float">
            <text:p>15.91924</text:p>
          </table:table-cell>
          <table:table-cell office:value-type="float" office:value="0.00001" calcext:value-type="float">
            <text:p>0.00001</text:p>
          </table:table-cell>
          <table:table-cell table:number-columns-repeated="4"/>
        </table:table-row>
        <table:table-row table:style-name="ro1">
          <table:table-cell office:value-type="float" office:value="15.91942" calcext:value-type="float">
            <text:p>15.91942</text:p>
          </table:table-cell>
          <table:table-cell office:value-type="float" office:value="0.00001" calcext:value-type="float">
            <text:p>0.00001</text:p>
          </table:table-cell>
          <table:table-cell table:number-columns-repeated="4"/>
        </table:table-row>
        <table:table-row table:style-name="ro1">
          <table:table-cell office:value-type="float" office:value="15.91958" calcext:value-type="float">
            <text:p>15.91958</text:p>
          </table:table-cell>
          <table:table-cell office:value-type="float" office:value="0.00001" calcext:value-type="float">
            <text:p>0.00001</text:p>
          </table:table-cell>
          <table:table-cell table:number-columns-repeated="4"/>
        </table:table-row>
        <table:table-row table:style-name="ro1">
          <table:table-cell office:value-type="float" office:value="15.91974" calcext:value-type="float">
            <text:p>15.91974</text:p>
          </table:table-cell>
          <table:table-cell office:value-type="float" office:value="0.00001" calcext:value-type="float">
            <text:p>0.00001</text:p>
          </table:table-cell>
          <table:table-cell table:number-columns-repeated="4"/>
        </table:table-row>
        <table:table-row table:style-name="ro1">
          <table:table-cell office:value-type="float" office:value="15.91989" calcext:value-type="float">
            <text:p>15.91989</text:p>
          </table:table-cell>
          <table:table-cell office:value-type="float" office:value="0.00001" calcext:value-type="float">
            <text:p>0.000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16:00:55.806815533</dc:date>
    <meta:editing-duration>PT17M12S</meta:editing-duration>
    <meta:editing-cycles>1</meta:editing-cycles>
    <meta:document-statistic meta:table-count="1" meta:cell-count="437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5.86cm" svg:y="0.316cm" chart:style-name="ch2">
          <text:p>xm vs Relative Error</text:p>
        </chart:title>
        <chart:subtitle svg:x="6.733cm" svg:y="1.275cm" chart:style-name="ch3">
          <text:p>False position</text:p>
        </chart:subtitle>
        <chart:legend chart:legend-position="end" svg:x="13.136cm" svg:y="4.203cm" style:legend-expansion="high" chart:style-name="ch4"/>
        <chart:plot-area chart:style-name="ch5" table:cell-range-address="rerror2c.A2:rerror2c.B201" chart:data-source-has-labels="column" svg:x="1.33cm" svg:y="2.138cm" svg:width="11.487cm" svg:height="5.706cm">
          <chartooo:coordinate-region svg:x="2.057cm" svg:y="2.138cm" svg:width="10.399cm" svg:height="3.984cm"/>
          <chart:axis chart:dimension="x" chart:name="primary-x" chart:style-name="ch6" chartooo:axis-type="auto">
            <chartooo:date-scale/>
            <chart:title svg:x="6.936cm" svg:y="8.024cm" chart:style-name="ch7">
              <text:p>x</text:p>
            </chart:title>
            <chart:categories table:cell-range-address="rerror2c.A2:rerror2c.A201"/>
          </chart:axis>
          <chart:axis chart:dimension="y" chart:name="primary-y" chart:style-name="ch6">
            <chart:title svg:x="0.451cm" svg:y="5.961cm" chart:style-name="ch8">
              <text:p>relative error</text:p>
            </chart:title>
            <chart:grid chart:style-name="ch9" chart:class="major"/>
          </chart:axis>
          <chart:series chart:style-name="ch10" chart:values-cell-range-address="rerror2c.B2:rerror2c.B201" chart:class="chart:line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.40246">
                <text:p>1.40246</text:p>
                <draw:g>
                  <svg:desc>rerror2c.A2:rerror2c.A201</svg:desc>
                </draw:g>
              </table:table-cell>
              <table:table-cell office:value-type="float" office:value="1">
                <text:p>1</text:p>
                <draw:g>
                  <svg:desc>rerror2c.B2:rerror2c.B201</svg:desc>
                </draw:g>
              </table:table-cell>
            </table:table-row>
            <table:table-row>
              <table:table-cell office:value-type="float" office:value="1.796">
                <text:p>1.796</text:p>
              </table:table-cell>
              <table:table-cell office:value-type="float" office:value="0.21912">
                <text:p>0.21912</text:p>
              </table:table-cell>
            </table:table-row>
            <table:table-row>
              <table:table-cell office:value-type="float" office:value="2.18079">
                <text:p>2.18079</text:p>
              </table:table-cell>
              <table:table-cell office:value-type="float" office:value="0.17644">
                <text:p>0.17644</text:p>
              </table:table-cell>
            </table:table-row>
            <table:table-row>
              <table:table-cell office:value-type="float" office:value="2.557">
                <text:p>2.557</text:p>
              </table:table-cell>
              <table:table-cell office:value-type="float" office:value="0.14713">
                <text:p>0.14713</text:p>
              </table:table-cell>
            </table:table-row>
            <table:table-row>
              <table:table-cell office:value-type="float" office:value="2.92481">
                <text:p>2.92481</text:p>
              </table:table-cell>
              <table:table-cell office:value-type="float" office:value="0.12575">
                <text:p>0.12575</text:p>
              </table:table-cell>
            </table:table-row>
            <table:table-row>
              <table:table-cell office:value-type="float" office:value="3.28437">
                <text:p>3.28437</text:p>
              </table:table-cell>
              <table:table-cell office:value-type="float" office:value="0.10948">
                <text:p>0.10948</text:p>
              </table:table-cell>
            </table:table-row>
            <table:table-row>
              <table:table-cell office:value-type="float" office:value="3.63585">
                <text:p>3.63585</text:p>
              </table:table-cell>
              <table:table-cell office:value-type="float" office:value="0.09667">
                <text:p>0.09667</text:p>
              </table:table-cell>
            </table:table-row>
            <table:table-row>
              <table:table-cell office:value-type="float" office:value="3.9794">
                <text:p>3.9794</text:p>
              </table:table-cell>
              <table:table-cell office:value-type="float" office:value="0.08633">
                <text:p>0.08633</text:p>
              </table:table-cell>
            </table:table-row>
            <table:table-row>
              <table:table-cell office:value-type="float" office:value="4.31518">
                <text:p>4.31518</text:p>
              </table:table-cell>
              <table:table-cell office:value-type="float" office:value="0.07781">
                <text:p>0.07781</text:p>
              </table:table-cell>
            </table:table-row>
            <table:table-row>
              <table:table-cell office:value-type="float" office:value="4.64333">
                <text:p>4.64333</text:p>
              </table:table-cell>
              <table:table-cell office:value-type="float" office:value="0.07067">
                <text:p>0.07067</text:p>
              </table:table-cell>
            </table:table-row>
            <table:table-row>
              <table:table-cell office:value-type="float" office:value="4.96401">
                <text:p>4.96401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float" office:value="5.27735">
                <text:p>5.27735</text:p>
              </table:table-cell>
              <table:table-cell office:value-type="float" office:value="0.05937">
                <text:p>0.05937</text:p>
              </table:table-cell>
            </table:table-row>
            <table:table-row>
              <table:table-cell office:value-type="float" office:value="5.58349">
                <text:p>5.58349</text:p>
              </table:table-cell>
              <table:table-cell office:value-type="float" office:value="0.05483">
                <text:p>0.05483</text:p>
              </table:table-cell>
            </table:table-row>
            <table:table-row>
              <table:table-cell office:value-type="float" office:value="5.88258">
                <text:p>5.88258</text:p>
              </table:table-cell>
              <table:table-cell office:value-type="float" office:value="0.05084">
                <text:p>0.05084</text:p>
              </table:table-cell>
            </table:table-row>
            <table:table-row>
              <table:table-cell office:value-type="float" office:value="6.17474">
                <text:p>6.17474</text:p>
              </table:table-cell>
              <table:table-cell office:value-type="float" office:value="0.04732">
                <text:p>0.04732</text:p>
              </table:table-cell>
            </table:table-row>
            <table:table-row>
              <table:table-cell office:value-type="float" office:value="6.46011">
                <text:p>6.46011</text:p>
              </table:table-cell>
              <table:table-cell office:value-type="float" office:value="0.04417">
                <text:p>0.04417</text:p>
              </table:table-cell>
            </table:table-row>
            <table:table-row>
              <table:table-cell office:value-type="float" office:value="6.73881">
                <text:p>6.73881</text:p>
              </table:table-cell>
              <table:table-cell office:value-type="float" office:value="0.04136">
                <text:p>0.04136</text:p>
              </table:table-cell>
            </table:table-row>
            <table:table-row>
              <table:table-cell office:value-type="float" office:value="7.01096">
                <text:p>7.01096</text:p>
              </table:table-cell>
              <table:table-cell office:value-type="float" office:value="0.03882">
                <text:p>0.03882</text:p>
              </table:table-cell>
            </table:table-row>
            <table:table-row>
              <table:table-cell office:value-type="float" office:value="7.27669">
                <text:p>7.27669</text:p>
              </table:table-cell>
              <table:table-cell office:value-type="float" office:value="0.03652">
                <text:p>0.03652</text:p>
              </table:table-cell>
            </table:table-row>
            <table:table-row>
              <table:table-cell office:value-type="float" office:value="7.53612">
                <text:p>7.53612</text:p>
              </table:table-cell>
              <table:table-cell office:value-type="float" office:value="0.03442">
                <text:p>0.03442</text:p>
              </table:table-cell>
            </table:table-row>
            <table:table-row>
              <table:table-cell office:value-type="float" office:value="7.78935">
                <text:p>7.78935</text:p>
              </table:table-cell>
              <table:table-cell office:value-type="float" office:value="0.03251">
                <text:p>0.03251</text:p>
              </table:table-cell>
            </table:table-row>
            <table:table-row>
              <table:table-cell office:value-type="float" office:value="8.03652">
                <text:p>8.03652</text:p>
              </table:table-cell>
              <table:table-cell office:value-type="float" office:value="0.03076">
                <text:p>0.03076</text:p>
              </table:table-cell>
            </table:table-row>
            <table:table-row>
              <table:table-cell office:value-type="float" office:value="8.27772">
                <text:p>8.27772</text:p>
              </table:table-cell>
              <table:table-cell office:value-type="float" office:value="0.02914">
                <text:p>0.02914</text:p>
              </table:table-cell>
            </table:table-row>
            <table:table-row>
              <table:table-cell office:value-type="float" office:value="8.51307">
                <text:p>8.51307</text:p>
              </table:table-cell>
              <table:table-cell office:value-type="float" office:value="0.02765">
                <text:p>0.02765</text:p>
              </table:table-cell>
            </table:table-row>
            <table:table-row>
              <table:table-cell office:value-type="float" office:value="8.74267">
                <text:p>8.74267</text:p>
              </table:table-cell>
              <table:table-cell office:value-type="float" office:value="0.02626">
                <text:p>0.02626</text:p>
              </table:table-cell>
            </table:table-row>
            <table:table-row>
              <table:table-cell office:value-type="float" office:value="8.96663">
                <text:p>8.96663</text:p>
              </table:table-cell>
              <table:table-cell office:value-type="float" office:value="0.02498">
                <text:p>0.02498</text:p>
              </table:table-cell>
            </table:table-row>
            <table:table-row>
              <table:table-cell office:value-type="float" office:value="9.18505">
                <text:p>9.18505</text:p>
              </table:table-cell>
              <table:table-cell office:value-type="float" office:value="0.02378">
                <text:p>0.02378</text:p>
              </table:table-cell>
            </table:table-row>
            <table:table-row>
              <table:table-cell office:value-type="float" office:value="9.39803">
                <text:p>9.39803</text:p>
              </table:table-cell>
              <table:table-cell office:value-type="float" office:value="0.02266">
                <text:p>0.02266</text:p>
              </table:table-cell>
            </table:table-row>
            <table:table-row>
              <table:table-cell office:value-type="float" office:value="9.60566">
                <text:p>9.60566</text:p>
              </table:table-cell>
              <table:table-cell office:value-type="float" office:value="0.02162">
                <text:p>0.02162</text:p>
              </table:table-cell>
            </table:table-row>
            <table:table-row>
              <table:table-cell office:value-type="float" office:value="9.80805">
                <text:p>9.80805</text:p>
              </table:table-cell>
              <table:table-cell office:value-type="float" office:value="0.02064">
                <text:p>0.02064</text:p>
              </table:table-cell>
            </table:table-row>
            <table:table-row>
              <table:table-cell office:value-type="float" office:value="10.00529">
                <text:p>10.00529</text:p>
              </table:table-cell>
              <table:table-cell office:value-type="float" office:value="0.01971">
                <text:p>0.01971</text:p>
              </table:table-cell>
            </table:table-row>
            <table:table-row>
              <table:table-cell office:value-type="float" office:value="10.19748">
                <text:p>10.19748</text:p>
              </table:table-cell>
              <table:table-cell office:value-type="float" office:value="0.01885">
                <text:p>0.01885</text:p>
              </table:table-cell>
            </table:table-row>
            <table:table-row>
              <table:table-cell office:value-type="float" office:value="10.38469">
                <text:p>10.38469</text:p>
              </table:table-cell>
              <table:table-cell office:value-type="float" office:value="0.01803">
                <text:p>0.01803</text:p>
              </table:table-cell>
            </table:table-row>
            <table:table-row>
              <table:table-cell office:value-type="float" office:value="10.56703">
                <text:p>10.56703</text:p>
              </table:table-cell>
              <table:table-cell office:value-type="float" office:value="0.01726">
                <text:p>0.01726</text:p>
              </table:table-cell>
            </table:table-row>
            <table:table-row>
              <table:table-cell office:value-type="float" office:value="10.74458">
                <text:p>10.74458</text:p>
              </table:table-cell>
              <table:table-cell office:value-type="float" office:value="0.01652">
                <text:p>0.01652</text:p>
              </table:table-cell>
            </table:table-row>
            <table:table-row>
              <table:table-cell office:value-type="float" office:value="10.91744">
                <text:p>10.91744</text:p>
              </table:table-cell>
              <table:table-cell office:value-type="float" office:value="0.01583">
                <text:p>0.01583</text:p>
              </table:table-cell>
            </table:table-row>
            <table:table-row>
              <table:table-cell office:value-type="float" office:value="11.08567">
                <text:p>11.08567</text:p>
              </table:table-cell>
              <table:table-cell office:value-type="float" office:value="0.01518">
                <text:p>0.01518</text:p>
              </table:table-cell>
            </table:table-row>
            <table:table-row>
              <table:table-cell office:value-type="float" office:value="11.24938">
                <text:p>11.24938</text:p>
              </table:table-cell>
              <table:table-cell office:value-type="float" office:value="0.01455">
                <text:p>0.01455</text:p>
              </table:table-cell>
            </table:table-row>
            <table:table-row>
              <table:table-cell office:value-type="float" office:value="11.40864">
                <text:p>11.40864</text:p>
              </table:table-cell>
              <table:table-cell office:value-type="float" office:value="0.01396">
                <text:p>0.01396</text:p>
              </table:table-cell>
            </table:table-row>
            <table:table-row>
              <table:table-cell office:value-type="float" office:value="11.56353">
                <text:p>11.56353</text:p>
              </table:table-cell>
              <table:table-cell office:value-type="float" office:value="0.01339">
                <text:p>0.01339</text:p>
              </table:table-cell>
            </table:table-row>
            <table:table-row>
              <table:table-cell office:value-type="float" office:value="11.71414">
                <text:p>11.71414</text:p>
              </table:table-cell>
              <table:table-cell office:value-type="float" office:value="0.01286">
                <text:p>0.01286</text:p>
              </table:table-cell>
            </table:table-row>
            <table:table-row>
              <table:table-cell office:value-type="float" office:value="11.86054">
                <text:p>11.86054</text:p>
              </table:table-cell>
              <table:table-cell office:value-type="float" office:value="0.01234">
                <text:p>0.01234</text:p>
              </table:table-cell>
            </table:table-row>
            <table:table-row>
              <table:table-cell office:value-type="float" office:value="12.00282">
                <text:p>12.00282</text:p>
              </table:table-cell>
              <table:table-cell office:value-type="float" office:value="0.01185">
                <text:p>0.01185</text:p>
              </table:table-cell>
            </table:table-row>
            <table:table-row>
              <table:table-cell office:value-type="float" office:value="12.14106">
                <text:p>12.14106</text:p>
              </table:table-cell>
              <table:table-cell office:value-type="float" office:value="0.01139">
                <text:p>0.01139</text:p>
              </table:table-cell>
            </table:table-row>
            <table:table-row>
              <table:table-cell office:value-type="float" office:value="12.27532">
                <text:p>12.27532</text:p>
              </table:table-cell>
              <table:table-cell office:value-type="float" office:value="0.01094">
                <text:p>0.01094</text:p>
              </table:table-cell>
            </table:table-row>
            <table:table-row>
              <table:table-cell office:value-type="float" office:value="12.40569">
                <text:p>12.40569</text:p>
              </table:table-cell>
              <table:table-cell office:value-type="float" office:value="0.01051">
                <text:p>0.01051</text:p>
              </table:table-cell>
            </table:table-row>
            <table:table-row>
              <table:table-cell office:value-type="float" office:value="12.53225">
                <text:p>12.53225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float" office:value="12.65507">
                <text:p>12.65507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float" office:value="12.77422">
                <text:p>12.77422</text:p>
              </table:table-cell>
              <table:table-cell office:value-type="float" office:value="0.00933">
                <text:p>0.00933</text:p>
              </table:table-cell>
            </table:table-row>
            <table:table-row>
              <table:table-cell office:value-type="float" office:value="12.88978">
                <text:p>12.88978</text:p>
              </table:table-cell>
              <table:table-cell office:value-type="float" office:value="0.00897">
                <text:p>0.00897</text:p>
              </table:table-cell>
            </table:table-row>
            <table:table-row>
              <table:table-cell office:value-type="float" office:value="13.00182">
                <text:p>13.00182</text:p>
              </table:table-cell>
              <table:table-cell office:value-type="float" office:value="0.00862">
                <text:p>0.00862</text:p>
              </table:table-cell>
            </table:table-row>
            <table:table-row>
              <table:table-cell office:value-type="float" office:value="13.11042">
                <text:p>13.11042</text:p>
              </table:table-cell>
              <table:table-cell office:value-type="float" office:value="0.00828">
                <text:p>0.00828</text:p>
              </table:table-cell>
            </table:table-row>
            <table:table-row>
              <table:table-cell office:value-type="float" office:value="13.21565">
                <text:p>13.21565</text:p>
              </table:table-cell>
              <table:table-cell office:value-type="float" office:value="0.00796">
                <text:p>0.00796</text:p>
              </table:table-cell>
            </table:table-row>
            <table:table-row>
              <table:table-cell office:value-type="float" office:value="13.31758">
                <text:p>13.31758</text:p>
              </table:table-cell>
              <table:table-cell office:value-type="float" office:value="0.00765">
                <text:p>0.00765</text:p>
              </table:table-cell>
            </table:table-row>
            <table:table-row>
              <table:table-cell office:value-type="float" office:value="13.41628">
                <text:p>13.41628</text:p>
              </table:table-cell>
              <table:table-cell office:value-type="float" office:value="0.00736">
                <text:p>0.00736</text:p>
              </table:table-cell>
            </table:table-row>
            <table:table-row>
              <table:table-cell office:value-type="float" office:value="13.51182">
                <text:p>13.51182</text:p>
              </table:table-cell>
              <table:table-cell office:value-type="float" office:value="0.00707">
                <text:p>0.00707</text:p>
              </table:table-cell>
            </table:table-row>
            <table:table-row>
              <table:table-cell office:value-type="float" office:value="13.60428">
                <text:p>13.60428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13.69373">
                <text:p>13.69373</text:p>
              </table:table-cell>
              <table:table-cell office:value-type="float" office:value="0.00653">
                <text:p>0.00653</text:p>
              </table:table-cell>
            </table:table-row>
            <table:table-row>
              <table:table-cell office:value-type="float" office:value="13.78023">
                <text:p>13.78023</text:p>
              </table:table-cell>
              <table:table-cell office:value-type="float" office:value="0.00628">
                <text:p>0.00628</text:p>
              </table:table-cell>
            </table:table-row>
            <table:table-row>
              <table:table-cell office:value-type="float" office:value="13.86385">
                <text:p>13.86385</text:p>
              </table:table-cell>
              <table:table-cell office:value-type="float" office:value="0.00603">
                <text:p>0.00603</text:p>
              </table:table-cell>
            </table:table-row>
            <table:table-row>
              <table:table-cell office:value-type="float" office:value="13.94467">
                <text:p>13.94467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float" office:value="14.02274">
                <text:p>14.02274</text:p>
              </table:table-cell>
              <table:table-cell office:value-type="float" office:value="0.00557">
                <text:p>0.00557</text:p>
              </table:table-cell>
            </table:table-row>
            <table:table-row>
              <table:table-cell office:value-type="float" office:value="14.09815">
                <text:p>14.09815</text:p>
              </table:table-cell>
              <table:table-cell office:value-type="float" office:value="0.00535">
                <text:p>0.00535</text:p>
              </table:table-cell>
            </table:table-row>
            <table:table-row>
              <table:table-cell office:value-type="float" office:value="14.17096">
                <text:p>14.17096</text:p>
              </table:table-cell>
              <table:table-cell office:value-type="float" office:value="0.00514">
                <text:p>0.00514</text:p>
              </table:table-cell>
            </table:table-row>
            <table:table-row>
              <table:table-cell office:value-type="float" office:value="14.24122">
                <text:p>14.24122</text:p>
              </table:table-cell>
              <table:table-cell office:value-type="float" office:value="0.00493">
                <text:p>0.00493</text:p>
              </table:table-cell>
            </table:table-row>
            <table:table-row>
              <table:table-cell office:value-type="float" office:value="14.30902">
                <text:p>14.30902</text:p>
              </table:table-cell>
              <table:table-cell office:value-type="float" office:value="0.00474">
                <text:p>0.00474</text:p>
              </table:table-cell>
            </table:table-row>
            <table:table-row>
              <table:table-cell office:value-type="float" office:value="14.37442">
                <text:p>14.37442</text:p>
              </table:table-cell>
              <table:table-cell office:value-type="float" office:value="0.00455">
                <text:p>0.00455</text:p>
              </table:table-cell>
            </table:table-row>
            <table:table-row>
              <table:table-cell office:value-type="float" office:value="14.43747">
                <text:p>14.43747</text:p>
              </table:table-cell>
              <table:table-cell office:value-type="float" office:value="0.00437">
                <text:p>0.00437</text:p>
              </table:table-cell>
            </table:table-row>
            <table:table-row>
              <table:table-cell office:value-type="float" office:value="14.49825">
                <text:p>14.49825</text:p>
              </table:table-cell>
              <table:table-cell office:value-type="float" office:value="0.00419">
                <text:p>0.00419</text:p>
              </table:table-cell>
            </table:table-row>
            <table:table-row>
              <table:table-cell office:value-type="float" office:value="14.55681">
                <text:p>14.55681</text:p>
              </table:table-cell>
              <table:table-cell office:value-type="float" office:value="0.00402">
                <text:p>0.00402</text:p>
              </table:table-cell>
            </table:table-row>
            <table:table-row>
              <table:table-cell office:value-type="float" office:value="14.61323">
                <text:p>14.61323</text:p>
              </table:table-cell>
              <table:table-cell office:value-type="float" office:value="0.00386">
                <text:p>0.00386</text:p>
              </table:table-cell>
            </table:table-row>
            <table:table-row>
              <table:table-cell office:value-type="float" office:value="14.66756">
                <text:p>14.66756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float" office:value="14.71986">
                <text:p>14.71986</text:p>
              </table:table-cell>
              <table:table-cell office:value-type="float" office:value="0.00355">
                <text:p>0.00355</text:p>
              </table:table-cell>
            </table:table-row>
            <table:table-row>
              <table:table-cell office:value-type="float" office:value="14.7702">
                <text:p>14.7702</text:p>
              </table:table-cell>
              <table:table-cell office:value-type="float" office:value="0.00341">
                <text:p>0.00341</text:p>
              </table:table-cell>
            </table:table-row>
            <table:table-row>
              <table:table-cell office:value-type="float" office:value="14.81863">
                <text:p>14.81863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float" office:value="14.86521">
                <text:p>14.86521</text:p>
              </table:table-cell>
              <table:table-cell office:value-type="float" office:value="0.00313">
                <text:p>0.00313</text:p>
              </table:table-cell>
            </table:table-row>
            <table:table-row>
              <table:table-cell office:value-type="float" office:value="14.91001">
                <text:p>14.9100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4.95307">
                <text:p>14.95307</text:p>
              </table:table-cell>
              <table:table-cell office:value-type="float" office:value="0.00288">
                <text:p>0.00288</text:p>
              </table:table-cell>
            </table:table-row>
            <table:table-row>
              <table:table-cell office:value-type="float" office:value="14.99445">
                <text:p>14.99445</text:p>
              </table:table-cell>
              <table:table-cell office:value-type="float" office:value="0.00276">
                <text:p>0.00276</text:p>
              </table:table-cell>
            </table:table-row>
            <table:table-row>
              <table:table-cell office:value-type="float" office:value="15.0342">
                <text:p>15.0342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float" office:value="15.07239">
                <text:p>15.07239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float" office:value="15.10906">
                <text:p>15.10906</text:p>
              </table:table-cell>
              <table:table-cell office:value-type="float" office:value="0.00243">
                <text:p>0.00243</text:p>
              </table:table-cell>
            </table:table-row>
            <table:table-row>
              <table:table-cell office:value-type="float" office:value="15.14426">
                <text:p>15.14426</text:p>
              </table:table-cell>
              <table:table-cell office:value-type="float" office:value="0.00232">
                <text:p>0.00232</text:p>
              </table:table-cell>
            </table:table-row>
            <table:table-row>
              <table:table-cell office:value-type="float" office:value="15.17804">
                <text:p>15.17804</text:p>
              </table:table-cell>
              <table:table-cell office:value-type="float" office:value="0.00223">
                <text:p>0.00223</text:p>
              </table:table-cell>
            </table:table-row>
            <table:table-row>
              <table:table-cell office:value-type="float" office:value="15.21046">
                <text:p>15.21046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float" office:value="15.24156">
                <text:p>15.24156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float" office:value="15.27139">
                <text:p>15.27139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float" office:value="15.29998">
                <text:p>15.29998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float" office:value="15.3274">
                <text:p>15.3274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float" office:value="15.35368">
                <text:p>15.35368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float" office:value="15.37886">
                <text:p>15.37886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float" office:value="15.40298">
                <text:p>15.40298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float" office:value="15.42608">
                <text:p>15.42608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15.44821">
                <text:p>15.44821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float" office:value="15.4694">
                <text:p>15.469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float" office:value="15.48968">
                <text:p>15.48968</text:p>
              </table:table-cell>
              <table:table-cell office:value-type="float" office:value="0.00131">
                <text:p>0.00131</text:p>
              </table:table-cell>
            </table:table-row>
            <table:table-row>
              <table:table-cell office:value-type="float" office:value="15.5091">
                <text:p>15.5091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float" office:value="15.52767">
                <text:p>15.52767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15.54545">
                <text:p>15.54545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float" office:value="15.56246">
                <text:p>15.56246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float" office:value="15.57873">
                <text:p>15.57873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float" office:value="15.59429">
                <text:p>15.5942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5.60917">
                <text:p>15.60917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float" office:value="15.62339">
                <text:p>15.6233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float" office:value="15.63699">
                <text:p>15.63699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float" office:value="15.65">
                <text:p>15.65</text:p>
              </table:table-cell>
              <table:table-cell office:value-type="float" office:value="0.00083">
                <text:p>0.00083</text:p>
              </table:table-cell>
            </table:table-row>
            <table:table-row>
              <table:table-cell office:value-type="float" office:value="15.66242">
                <text:p>15.66242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float" office:value="15.6743">
                <text:p>15.6743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float" office:value="15.68565">
                <text:p>15.68565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float" office:value="15.69649">
                <text:p>15.69649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float" office:value="15.70685">
                <text:p>15.70685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float" office:value="15.71674">
                <text:p>15.71674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float" office:value="15.7262">
                <text:p>15.7262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15.73522">
                <text:p>15.73522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float" office:value="15.74384">
                <text:p>15.74384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15.75208">
                <text:p>15.75208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float" office:value="15.75994">
                <text:p>15.7599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15.76744">
                <text:p>15.76744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float" office:value="15.77461">
                <text:p>15.77461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float" office:value="15.78145">
                <text:p>15.78145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float" office:value="15.78798">
                <text:p>15.78798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float" office:value="15.79421">
                <text:p>15.79421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float" office:value="15.80016">
                <text:p>15.80016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float" office:value="15.80584">
                <text:p>15.80584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float" office:value="15.81126">
                <text:p>15.81126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float" office:value="15.81643">
                <text:p>15.81643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float" office:value="15.82136">
                <text:p>15.82136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float" office:value="15.82607">
                <text:p>15.8260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15.83056">
                <text:p>15.83056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float" office:value="15.83485">
                <text:p>15.83485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float" office:value="15.83894">
                <text:p>15.83894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float" office:value="15.84284">
                <text:p>15.84284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15.84656">
                <text:p>15.84656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float" office:value="15.85011">
                <text:p>15.85011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float" office:value="15.8535">
                <text:p>15.8535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float" office:value="15.85673">
                <text:p>15.8567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15.85981">
                <text:p>15.8598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float" office:value="15.86275">
                <text:p>15.86275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float" office:value="15.86555">
                <text:p>15.8655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float" office:value="15.86823">
                <text:p>15.86823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float" office:value="15.87078">
                <text:p>15.87078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float" office:value="15.87321">
                <text:p>15.8732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float" office:value="15.87553">
                <text:p>15.87553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float" office:value="15.87774">
                <text:p>15.87774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float" office:value="15.87985">
                <text:p>15.8798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15.88186">
                <text:p>15.8818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15.88378">
                <text:p>15.88378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float" office:value="15.88561">
                <text:p>15.8856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float" office:value="15.88735">
                <text:p>15.8873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float" office:value="15.88901">
                <text:p>15.889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15.8906">
                <text:p>15.890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15.89211">
                <text:p>15.892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15.89355">
                <text:p>15.8935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15.89493">
                <text:p>15.8949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15.89624">
                <text:p>15.89624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float" office:value="15.89749">
                <text:p>15.89749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float" office:value="15.89868">
                <text:p>15.89868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float" office:value="15.89981">
                <text:p>15.89981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float" office:value="15.9009">
                <text:p>15.9009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float" office:value="15.90193">
                <text:p>15.90193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15.90291">
                <text:p>15.90291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15.90385">
                <text:p>15.9038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15.90475">
                <text:p>15.9047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15.9056">
                <text:p>15.9056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15.90641">
                <text:p>15.9064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15.90719">
                <text:p>15.9071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15.90793">
                <text:p>15.9079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15.90863">
                <text:p>15.9086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15.9093">
                <text:p>15.909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15.90994">
                <text:p>15.9099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15.91055">
                <text:p>15.9105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15.91113">
                <text:p>15.9111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15.91169">
                <text:p>15.91169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15.91222">
                <text:p>15.9122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15.91272">
                <text:p>15.9127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15.9132">
                <text:p>15.913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15.91366">
                <text:p>15.91366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15.9141">
                <text:p>15.9141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15.91451">
                <text:p>15.91451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15.91491">
                <text:p>15.91491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5.91529">
                <text:p>15.91529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5.91565">
                <text:p>15.9156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5.91599">
                <text:p>15.91599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5.91632">
                <text:p>15.9163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5.91663">
                <text:p>15.91663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5.91693">
                <text:p>15.91693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5.91721">
                <text:p>15.91721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5.91748">
                <text:p>15.91748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5.91774">
                <text:p>15.9177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5.91799">
                <text:p>15.91799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5.91822">
                <text:p>15.9182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5.91845">
                <text:p>15.9184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5.91866">
                <text:p>15.91866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5.91886">
                <text:p>15.91886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5.91905">
                <text:p>15.9190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5.91924">
                <text:p>15.9192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5.91942">
                <text:p>15.919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5.91958">
                <text:p>15.91958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5.91974">
                <text:p>15.9197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5.91989">
                <text:p>15.91989</text:p>
              </table:table-cell>
              <table:table-cell office:value-type="float" office:value="0.00001">
                <text:p>0.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title svg:x="5.622cm" svg:y="1.111cm" chart:style-name="ch2">
          <text:p>xm vs relative error</text:p>
        </chart:title>
        <chart:subtitle svg:x="6.059cm" svg:y="0.481cm" chart:style-name="ch3">
          <text:p>Bisection method</text:p>
        </chart:subtitle>
        <chart:legend chart:legend-position="end" svg:x="13.19cm" svg:y="4.203cm" style:legend-expansion="high" chart:style-name="ch4"/>
        <chart:plot-area chart:style-name="ch5" table:cell-range-address="rerror2c.E2:rerror2c.F18" chart:data-source-has-labels="column" svg:x="1.331cm" svg:y="2.138cm" svg:width="11.539cm" svg:height="5.706cm">
          <chartooo:coordinate-region svg:x="2.058cm" svg:y="2.138cm" svg:width="10.672cm" svg:height="3.984cm"/>
          <chart:axis chart:dimension="x" chart:name="primary-x" chart:style-name="ch6" chartooo:axis-type="auto">
            <chartooo:date-scale/>
            <chart:title svg:x="6.963cm" svg:y="8.024cm" chart:style-name="ch7">
              <text:p>x</text:p>
            </chart:title>
            <chart:categories table:cell-range-address="rerror2c.E2:rerror2c.E18"/>
          </chart:axis>
          <chart:axis chart:dimension="y" chart:name="primary-y" chart:style-name="ch6">
            <chart:title svg:x="0.451cm" svg:y="5.961cm" chart:style-name="ch8">
              <text:p>relative error</text:p>
            </chart:title>
            <chart:grid chart:style-name="ch9" chart:class="major"/>
          </chart:axis>
          <chart:series chart:style-name="ch10" chart:values-cell-range-address="rerror2c.F2:rerror2c.F1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0.5">
                <text:p>10.5</text:p>
                <draw:g>
                  <svg:desc>rerror2c.E2:rerror2c.E18</svg:desc>
                </draw:g>
              </table:table-cell>
              <table:table-cell office:value-type="float" office:value="1">
                <text:p>1</text:p>
                <draw:g>
                  <svg:desc>rerror2c.F2:rerror2c.F18</svg:desc>
                </draw:g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0.31148">
                <text:p>0.31148</text:p>
              </table:table-cell>
            </table:table-row>
            <table:table-row>
              <table:table-cell office:value-type="float" office:value="17.625">
                <text:p>17.625</text:p>
              </table:table-cell>
              <table:table-cell office:value-type="float" office:value="0.13475">
                <text:p>0.13475</text:p>
              </table:table-cell>
            </table:table-row>
            <table:table-row>
              <table:table-cell office:value-type="float" office:value="16.4375">
                <text:p>16.4375</text:p>
              </table:table-cell>
              <table:table-cell office:value-type="float" office:value="0.07224">
                <text:p>0.07224</text:p>
              </table:table-cell>
            </table:table-row>
            <table:table-row>
              <table:table-cell office:value-type="float" office:value="15.84375">
                <text:p>15.84375</text:p>
              </table:table-cell>
              <table:table-cell office:value-type="float" office:value="0.03748">
                <text:p>0.03748</text:p>
              </table:table-cell>
            </table:table-row>
            <table:table-row>
              <table:table-cell office:value-type="float" office:value="16.14062">
                <text:p>16.14062</text:p>
              </table:table-cell>
              <table:table-cell office:value-type="float" office:value="0.01839">
                <text:p>0.01839</text:p>
              </table:table-cell>
            </table:table-row>
            <table:table-row>
              <table:table-cell office:value-type="float" office:value="15.99219">
                <text:p>15.99219</text:p>
              </table:table-cell>
              <table:table-cell office:value-type="float" office:value="0.00928">
                <text:p>0.00928</text:p>
              </table:table-cell>
            </table:table-row>
            <table:table-row>
              <table:table-cell office:value-type="float" office:value="15.91797">
                <text:p>15.91797</text:p>
              </table:table-cell>
              <table:table-cell office:value-type="float" office:value="0.00466">
                <text:p>0.00466</text:p>
              </table:table-cell>
            </table:table-row>
            <table:table-row>
              <table:table-cell office:value-type="float" office:value="15.95508">
                <text:p>15.95508</text:p>
              </table:table-cell>
              <table:table-cell office:value-type="float" office:value="0.00233">
                <text:p>0.00233</text:p>
              </table:table-cell>
            </table:table-row>
            <table:table-row>
              <table:table-cell office:value-type="float" office:value="15.93652">
                <text:p>15.93652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float" office:value="15.92725">
                <text:p>15.92725</text:p>
              </table:table-cell>
              <table:table-cell office:value-type="float" office:value="0.00058">
                <text:p>0.00058</text:p>
              </table:table-cell>
            </table:table-row>
            <table:table-row>
              <table:table-cell office:value-type="float" office:value="15.92261">
                <text:p>15.92261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float" office:value="15.92493">
                <text:p>15.92493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float" office:value="15.92377">
                <text:p>15.9237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float" office:value="15.92319">
                <text:p>15.92319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15.9229">
                <text:p>15.9229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15.92304">
                <text:p>15.92304</text:p>
              </table:table-cell>
              <table:table-cell office:value-type="float" office:value="0.00001">
                <text:p>0.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